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1" svg:font-family="&quot;Liberation Sans21&quot;"/>
    <style:font-face style:name="Verdana1" svg:font-family="Verdana1"/>
    <style:font-face style:name="Liberation Sans2" svg:font-family="&quot;Liberation Sans2&quot;"/>
    <style:font-face style:name="SFMono-Regular" svg:font-family="SFMono-Regular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DE5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1" style:font-name-asian="Liberation Sans21" style:font-name-complex="Liberation Sans21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2" style:font-name-asian="Liberation Sans2" style:font-name-complex="Liberation Sans2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86069" style:font-name="SFMono-Regular" style:font-name-asian="SFMono-Regular" style:font-name-complex="SFMono-Regular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fo:background-color="#D9D9D9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8000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E994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31" style:family="table-cell" style:parent-style-name="_1043__1080__1087__1077__1088__1089__1089__1099__1083__1082__1072_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4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4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55" style:family="table-cell" style:parent-style-name="_1043__1080__1087__1077__1088__1089__1089__1099__1083__1082__1072_" style:data-style-name="N0">
      <style:table-cell-properties fo:border="thin solid #000000" style:vertical-align="automatic" fo:wrap-option="wrap" fo:background-color="transparent"/>
      <style:text-properties fo:color="#0563C1" style:text-underline-style="solid" style:text-underline-type="single"/>
    </style:style>
    <style:style style:name="ce56" style:family="table-cell" style:parent-style-name="_1043__1080__1087__1077__1088__1089__1089__1099__1083__1082__1072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5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59" style:family="table-cell" style:parent-style-name="Text" style:data-style-name="N0">
      <style:table-cell-properties fo:border="thin solid #000000" style:vertical-align="automatic" fo:wrap-option="wrap" fo:background-color="transparent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2A609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666666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666666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2A609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E480A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FF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3465A4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333333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C921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C921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127622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80808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0000" style:text-line-through-style="none" style:font-name="Liberation Sans21" style:font-name-asian="Liberation Sans21" style:font-name-complex="Liberation Sans2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BF8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BF8F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6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8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0070C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C65911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4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4" style:family="text" style:parent-style-name="Default">
      <style:text-properties fo:color="#242729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4A148C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9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0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006064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33691E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2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3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4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5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6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7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8" style:family="text" style:parent-style-name="Default">
      <style:text-properties fo:color="#55308D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9" style:family="text" style:parent-style-name="Default">
      <style:text-properties fo:color="#ED4C0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0" style:family="text" style:parent-style-name="Default">
      <style:text-properties fo:color="#12762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1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2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3" style:family="text" style:parent-style-name="Default">
      <style:text-properties fo:color="#0D47A1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4" style:family="text" style:parent-style-name="Default">
      <style:text-properties fo:color="#E64A19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5" style:family="text" style:parent-style-name="Default">
      <style:text-properties fo:color="#D84315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6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7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8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9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0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1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2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3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4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5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6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7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8" style:family="text" style:parent-style-name="Default">
      <style:text-properties fo:color="#0070C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9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0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1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2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3" style:family="text" style:parent-style-name="Default">
      <style:text-properties fo:color="#C65911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4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3.0704166666667cm"/>
    </style:style>
    <style:style style:name="co2" style:family="table-column">
      <style:table-column-properties fo:break-before="auto" style:column-width="15.583958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1.1125cm"/>
    </style:style>
    <style:style style:name="co7" style:family="table-column">
      <style:table-column-properties fo:break-before="auto" style:column-width="16.748125cm"/>
    </style:style>
    <style:style style:name="co8" style:family="table-column">
      <style:table-column-properties fo:break-before="auto" style:column-width="11.2977083333333cm"/>
    </style:style>
    <style:style style:name="co9" style:family="table-column">
      <style:table-column-properties fo:break-before="auto" style:column-width="11.1389583333333cm"/>
    </style:style>
    <style:style style:name="co10" style:family="table-column">
      <style:table-column-properties fo:break-before="auto" style:column-width="13.81125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5.74270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56.75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43.5pt" style:use-optimal-row-height="true" fo:break-before="auto"/>
    </style:style>
    <style:style style:name="ro11" style:family="table-row">
      <style:table-row-properties style:row-height="128.25pt" style:use-optimal-row-height="true" fo:break-before="auto"/>
    </style:style>
    <style:style style:name="ro12" style:family="table-row">
      <style:table-row-properties style:row-height="114.75pt" style:use-optimal-row-height="true" fo:break-before="auto"/>
    </style:style>
    <style:style style:name="ro13" style:family="table-row">
      <style:table-row-properties style:row-height="114pt" style:use-optimal-row-height="true" fo:break-before="auto"/>
    </style:style>
    <style:style style:name="ro14" style:family="table-row">
      <style:table-row-properties style:row-height="44.25pt" style:use-optimal-row-height="true" fo:break-before="auto"/>
    </style:style>
    <style:style style:name="ro15" style:family="table-row">
      <style:table-row-properties style:row-height="72pt" style:use-optimal-row-height="true" fo:break-before="auto"/>
    </style:style>
    <style:style style:name="ro16" style:family="table-row">
      <style:table-row-properties style:row-height="228pt" style:use-optimal-row-height="true" fo:break-before="auto"/>
    </style:style>
    <style:style style:name="ro17" style:family="table-row">
      <style:table-row-properties style:row-height="85.5pt" style:use-optimal-row-height="true" fo:break-before="auto"/>
    </style:style>
    <style:style style:name="ro18" style:family="table-row">
      <style:table-row-properties style:row-height="99.75pt" style:use-optimal-row-height="true" fo:break-before="auto"/>
    </style:style>
    <style:style style:name="ro19" style:family="table-row">
      <style:table-row-properties style:row-height="13.9pt" style:use-optimal-row-height="true" fo:break-before="auto"/>
    </style:style>
    <style:style style:name="ro20" style:family="table-row">
      <style:table-row-properties style:row-height="28.9pt" style:use-optimal-row-height="false" fo:break-before="auto"/>
    </style:style>
    <style:style style:name="ro21" style:family="table-row">
      <style:table-row-properties style:row-height="25.5pt" style:use-optimal-row-height="true" fo:break-before="auto"/>
    </style:style>
    <style:style style:name="ro22" style:family="table-row">
      <style:table-row-properties style:row-height="38.25pt" style:use-optimal-row-height="true" fo:break-before="auto"/>
    </style:style>
    <style:style style:name="ro23" style:family="table-row">
      <style:table-row-properties style:row-height="29.25pt" style:use-optimal-row-height="true" fo:break-before="auto"/>
    </style:style>
    <style:style style:name="ro24" style:family="table-row">
      <style:table-row-properties style:row-height="54pt" style:use-optimal-row-height="true" fo:break-before="auto"/>
    </style:style>
    <style:style style:name="ro25" style:family="table-row">
      <style:table-row-properties style:row-height="76.5pt" style:use-optimal-row-height="true" fo:break-before="auto"/>
    </style:style>
    <style:style style:name="ro26" style:family="table-row">
      <style:table-row-properties style:row-height="27.75pt" style:use-optimal-row-height="true" fo:break-before="auto"/>
    </style:style>
    <style:style style:name="ro27" style:family="table-row">
      <style:table-row-properties style:row-height="89.25pt" style:use-optimal-row-height="true" fo:break-before="auto"/>
    </style:style>
    <style:style style:name="ro28" style:family="table-row">
      <style:table-row-properties style:row-height="65.25pt" style:use-optimal-row-height="true" fo:break-before="auto"/>
    </style:style>
    <style:style style:name="ro29" style:family="table-row">
      <style:table-row-properties style:row-height="51pt" style:use-optimal-row-height="true" fo:break-before="auto"/>
    </style:style>
    <style:style style:name="ro30" style:family="table-row">
      <style:table-row-properties style:row-height="63.75pt" style:use-optimal-row-height="true" fo:break-before="auto"/>
    </style:style>
    <style:style style:name="ro31" style:family="table-row">
      <style:table-row-properties style:row-height="36pt" style:use-optimal-row-height="false" fo:break-before="auto"/>
    </style:style>
    <style:style style:name="ro32" style:family="table-row">
      <style:table-row-properties style:row-height="156pt" style:use-optimal-row-height="true" fo:break-before="auto"/>
    </style:style>
    <style:style style:name="ro33" style:family="table-row">
      <style:table-row-properties style:row-height="45pt" style:use-optimal-row-height="true" fo:break-before="auto"/>
    </style:style>
    <style:style style:name="ro34" style:family="table-row">
      <style:table-row-properties style:row-height="183.75pt" style:use-optimal-row-height="true" fo:break-before="auto"/>
    </style:style>
    <style:style style:name="ro35" style:family="table-row">
      <style:table-row-properties style:row-height="75pt" style:use-optimal-row-height="true" fo:break-before="auto"/>
    </style:style>
    <style:style style:name="ro36" style:family="table-row">
      <style:table-row-properties style:row-height="86.25pt" style:use-optimal-row-height="true" fo:break-before="auto"/>
    </style:style>
    <style:style style:name="ro37" style:family="table-row">
      <style:table-row-properties style:row-height="134.25pt" style:use-optimal-row-height="true" fo:break-before="auto"/>
    </style:style>
    <style:style style:name="ro38" style:family="table-row">
      <style:table-row-properties style:row-height="100.5pt" style:use-optimal-row-height="true" fo:break-before="auto"/>
    </style:style>
    <style:style style:name="ro39" style:family="table-row">
      <style:table-row-properties style:row-height="14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column table:style-name="co5" table:number-columns-repeated="1536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192.168.1.1</text:p>
          </table:table-cell>
          <table:table-cell office:value-type="string" table:style-name="ce2">
            <text:p>настройки роутера, admin/admin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apt-get install gdebi</text:p>
            <text:p><text:span text:style-name="T2">Открыть с помошью - gdebi</text:span></text:p>
          </table:table-cell>
          <table:table-cell office:value-type="string" table:style-name="ce2">
            <text:p>Установка deb пакета - графический интерфейс</text:p>
            <text:p>https://losst.ru/ustanovka-paketov-ubuntu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<text:s/><text:span text:style-name="T3">dpkg</text:span><text:s/>-i имя_пакета.deb</text:p>
            <text:p/>
            <text:p>sudo apt-get -f install<text:s/><text:span text:style-name="T4"># установить зависимости</text:span></text:p>
          </table:table-cell>
          <table:table-cell office:value-type="string" table:style-name="ce2">
            <text:p>Установка deb пакета - консоль</text:p>
            <text:p/>
            <text:p><text:span text:style-name="T2">Программа не умеет разрешать зависимости, даже если есть доступ к сети, она только устанавливает пакет, поэтому для установки зависимостей после установки deb ubuntu выполните sudo apt-get -f install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ЕРМИНАЛ gnome-terminal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 Привет</text:p>
          </table:table-cell>
          <table:table-cell office:value-type="string" table:style-name="ce2">
            <text:p><text:span text:style-name="T2">напечатать что-то (БЕЗ КАВЫЧЕК)</text:span><text:s/>на экране</text:p>
            <text:p>или в файл, если после указать "&gt;" и имя файла.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uname -a</text:p>
          </table:table-cell>
          <table:table-cell office:value-type="string" table:style-name="ce6">
            <text:p><text:span text:style-name="T5">Получить информацию о системе.</text:span><text:s/>Версия ядра, например</text:p>
            <text:p>Linux anton-System-Product-Name<text:s/><text:span text:style-name="T5">5.4.0-77-generic</text:span><text:s/>#86-Ubuntu SMP Thu Jun 17 02:35:03 UTC 2021 x86_64 x86_64 x86_64 GNU/Linu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udo lshw</text:p>
          </table:table-cell>
          <table:table-cell office:value-type="string" table:style-name="ce6">
            <text:p>Узнать всё о железе на текущей машин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<text:span text:style-name="T2">sudo lshw<text:s/></text:span>-short</text:p>
          </table:table-cell>
          <table:table-cell office:value-type="string" table:style-name="ce6">
            <text:p>Тоже о железе, но в другом формат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sblk -f</text:p>
          </table:table-cell>
          <table:table-cell office:value-type="string" table:style-name="ce6">
            <text:p>Инфа о дисках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sb_release -a</text:p>
            <text:p/>
          </table:table-cell>
          <table:table-cell office:value-type="string" table:style-name="ce6">
            <text:p>название установленного дистибутива Линукс и его версия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6">
            <text:p>cat /etc/*release*</text:p>
          </table:table-cell>
          <table:table-cell office:value-type="string" table:style-name="ce6">
            <text:p>то же самое, но подробнее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5">
            <text:p>command1 &amp;&amp; command2 &amp;&amp; command3</text:p>
          </table:table-cell>
          <table:table-cell office:value-type="string" table:style-name="ce2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ommand1; command2; command3</text:p>
          </table:table-cell>
          <table:table-cell office:value-type="string" table:style-name="ce2">
            <text:p>Выполнить несколько комманд подряд НЕЗАВИСИМО друг от друг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command1</text:span><text:span text:style-name="T2"><text:s/>|<text:s/></text:span><text:span text:style-name="T6">command2</text:span></text:p>
          </table:table-cell>
          <table:table-cell office:value-type="string" table:style-name="ce2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6">
          <table:table-cell office:value-type="string" table:style-name="ce7">
            <text:p>ПАМЯТЬ И ПРОЦЕССЫ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/id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kill -f my_pattern</text:p>
            <text:p><text:span text:style-name="T2">pkill -9 -f my_pattern<text:s/></text:span><text:span text:style-name="T7"># то же самое, если первый вариант не сработал</text:span></text:p>
          </table:table-cell>
          <table:table-cell office:value-type="string" table:style-name="ce2">
            <text:p>терминирует ВСЕ процессы, содержащие в имени паттерн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8">-STOP</text:span><text:span text:style-name="T2"><text:s/>&lt;имя/id процесса&gt;</text:span>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8">-CONT</text:span><text:span text:style-name="T2"><text:s/>&lt;имя/id процесса&gt;</text:span>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 -<text:span text:style-name="T9">HUP</text:span><text:s/>1</text:p>
          </table:table-cell>
          <table:table-cell office:value-type="string" table:style-name="ce2">
            <text:p><text:span text:style-name="T2">Перезапустить процесс в (случае Docker, даже<text:s/></text:span>без выхода из контейнера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<text:span text:style-name="T2">SIGINT<text:s/></text:span>остановить процесс мягко, послав ему сигнал Ctrl+C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kill -TERM &lt;имя/id процесса&gt;</text:p>
          </table:table-cell>
          <table:table-cell office:value-type="string" table:style-name="ce2">
            <text:p>SIGTERM - немедленно завершает процесс,</text:p>
            <text:p>но обрабатывается программой,</text:p>
            <text:p>поэтому позволяет ей завершить дочерние процессы и освободить все ресурсы;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kill -KILL &lt;имя/id процесса&gt;</text:p>
          </table:table-cell>
          <table:table-cell office:value-type="string" table:style-name="ce2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Файл дескрипторы <text:s/>N0 N1 N2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2">
            <text:p>Файл дескрипторы</text:p>
            <text:p><text:span text:style-name="T2">N0</text:span><text:span text:style-name="T2"/></text:p>
            <text:p>N1</text:p>
            <text:p>N2</text:p>
          </table:table-cell>
          <table:table-cell office:value-type="string" table:style-name="ce2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echo $$</text:p>
          </table:table-cell>
          <table:table-cell office:value-type="string" table:style-name="ce2">
            <text:p>Узнать ID своего процесса (терминала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 -lah /proc/15771/fd/</text:p>
          </table:table-cell>
          <table:table-cell office:value-type="string" table:style-name="ce2">
            <text:p>Увидеть файл-дескрипторы нашего процесса по id, например, 15771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office:value-type="string" table:style-name="ce2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ЛУЖБЫ (скрытые фоновые процессы)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8">
            <text:p>systemctl<text:s/><text:span text:style-name="T10">опции</text:span><text:s/><text:span text:style-name="T11">команда</text:span><text:s/><text:span text:style-name="T12">служба служба</text:span></text:p>
          </table:table-cell>
          <table:table-cell office:value-type="string" table:style-name="ce8">
            <text:p><text:a xlink:href="https://losst.ru/upravlenie-sluzhbami-linux">https://losst.ru/upravlenie-sluzhbami-linux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ctl stop predictive</text:p>
          </table:table-cell>
          <table:table-cell office:value-type="string" table:style-name="ce2">
            <text:p>остановить службу предсказани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list-units</text:p>
          </table:table-cell>
          <table:table-cell office:value-type="string" table:style-name="ce2">
            <text:p>посмотреть все службы (юниты), аналог опции -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ctl list-units --type service</text:p>
          </table:table-cell>
          <table:table-cell office:value-type="string" table:style-name="ce1">
            <text:p><text:span text:style-name="T2">посмотреть<text:s/></text:span>только программы, а не все эти дополнительные компонент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start service</text:p>
          </table:table-cell>
          <table:table-cell office:value-type="string" table:style-name="ce2">
            <text:p>запустить службу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ervice &lt;clientapp&gt;<text:s/><text:span text:style-name="T5">restart</text:span><text:s/>…</text:p>
          </table:table-cell>
          <table:table-cell office:value-type="string" table:style-name="ce2">
            <text:p>перезапустить служб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try-restart …</text:p>
          </table:table-cell>
          <table:table-cell office:value-type="string" table:style-name="ce2">
            <text:p>перезапустить службу, только если она запущен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2">systemctl<text:s/></text:span>reload-or-restart …</text:p>
          </table:table-cell>
          <table:table-cell office:value-type="string" table:style-name="ce2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enable …</text:p>
          </table:table-cell>
          <table:table-cell office:value-type="string" table:style-name="ce2">
            <text:p>добавить службу в автозагруз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disable …</text:p>
          </table:table-cell>
          <table:table-cell office:value-type="string" table:style-name="ce2">
            <text:p>удалить службу из автозагруз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is-enabled</text:p>
          </table:table-cell>
          <table:table-cell office:value-type="string" table:style-name="ce2">
            <text:p>проверить если ли уже служба в автозагрузк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snapsot</text:p>
          </table:table-cell>
          <table:table-cell office:value-type="string" table:style-name="ce2">
            <text:p>сохранить состояние служб, чтобы потом восстановить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">systemctl<text:s/></text:span>daemon-reload</text:p>
          </table:table-cell>
          <table:table-cell office:value-type="string" table:style-name="ce2">
            <text:p>обновить конфигурацию всех служб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Units (юниты)</text:p>
          </table:table-cell>
          <table:table-cell office:value-type="string" table:style-name="ce8">
            <text:p><text:a xlink:href="https://linux-notes.org/pishem-systemd-unit-fajl/">https://linux-notes.org/pishem-systemd-unit-fajl/</text:a></text:p>
          </table:table-cell>
          <table:table-cell table:number-columns-repeated="16382"/>
        </table:table-row>
        <table:table-row table:number-rows-repeated="9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НАВИГАЦИЯ И ПОИСК.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РАБОТА С ФАЙЛАМИ И ПАПКАМИ</text:p>
          </table:table-cell>
          <table:table-cell table:style-name="ce7"/>
          <table:table-cell table:number-columns-repeated="16382"/>
        </table:table-row>
        <table:table-row table:style-name="ro5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df /work</text:p>
          </table:table-cell>
          <table:table-cell office:value-type="string" table:style-name="ce2">
            <text:p>df - команда, показывающая, на каком диске находитс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/root</text:p>
          </table:table-cell>
          <table:table-cell office:value-type="string" table:style-name="ce2">
            <text:p>узнать, где зранится корен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f -Th | grep "^/dev"</text:p>
          </table:table-cell>
          <table:table-cell office:value-type="string" table:style-name="ce2">
            <text:p>Использование дискового простран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blk -f</text:p>
          </table:table-cell>
          <table:table-cell office:value-type="string" table:style-name="ce2">
            <text:p>Показать дерево дисков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5">
            <text:p>mc</text:p>
          </table:table-cell>
          <table:table-cell office:value-type="string" table:style-name="ce2">
            <text:p><text:span text:style-name="T5">Открыть коммандер прямо в терминале ))</text:span><text:span text:style-name="T5"/></text:p>
            <text:p>Если его нет, то<text:s/><text:span text:style-name="T5">sudo apt install mc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2">
            <text:p>зажимаем Ctrl+Shift и перетаскиваем наш файл/папку в место, где будет ярлык.</text:p>
            <text:p>Появляется ярлык (со стрелкой)</text:p>
          </table:table-cell>
          <table:table-cell office:value-type="string" table:style-name="ce5">
            <text:p>Сделать ссылку на папку или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ln -s &lt;файл-источник&gt; &lt;пуь к папке, где будет ярлык&gt;</text:p>
          </table:table-cell>
          <table:table-cell office:value-type="string" table:style-name="ce2">
            <text:p>Сделать ссылку на папку или файл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0">
          <table:table-cell office:value-type="string" table:style-name="ce2">
            <text:p><text:span text:style-name="T5">file</text:span><text:s/>~/Downloads/kafka.tgz</text:p>
            <text:p><text:span text:style-name="T13"># /home/kafka/Downloads/kafka.tgz: HTML document, ASCII text</text:span><text:span text:style-name="T13"/></text:p>
            <text:p/>
          </table:table-cell>
          <table:table-cell office:value-type="string" table:style-name="ce2">
            <text:p>Выводит краткую информацию о типе файла (реальном, а не том, что укзаан после точки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ЗАПИСЬ В ФАЙЛЫ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5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trl+Z в nano</text:p>
          </table:table-cell>
          <table:table-cell office:value-type="string" table:style-name="ce2">
            <text:p>прикрыть открытый файл и снова поработать в терминал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fg</text:p>
          </table:table-cell>
          <table:table-cell office:value-type="string" table:style-name="ce2">
            <text:p>вернуться в открытый в nano файл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office:value-type="string" table:style-name="ce2">
            <text:p>Выйти из VIM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sed</text:p>
          </table:table-cell>
          <table:table-cell office:value-type="string" table:style-name="ce2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ЯРЛЫКИ, СОРТИНГ, РЕГУЛЯРНЫЕ ВЫРАЖЕНИЯ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7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6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style-name="ro12">
          <table:table-cell office:value-type="string" table:style-name="ce2">
            <text:p><text:span text:style-name="T14">grep</text:span><text:span text:style-name="T15"><text:s/>-Ril<text:s/></text:span><text:span text:style-name="T16">"text-to-find-here"</text:span><text:span text:style-name="T15"><text:s/>/folder</text:span><text:span text:style-name="T15"/></text:p>
            <text:p/>
            <text:p>i stands for ignore case (optional in your case).</text:p>
            <text:p>R stands for recursive.</text:p>
            <text:p>l stands for "show the file name, not the result itself".</text:p>
            <text:p><text:span text:style-name="T17">/folder - показывает, где искать. / укажет на корень, то есть искать везде</text:span>.</text:p>
            <text:p/>
          </table:table-cell>
          <table:table-cell office:value-type="string" table:style-name="ce2">
            <text:p>ищет текст в файлах папки рекурсивно</text:p>
          </table:table-cell>
          <table:table-cell table:number-columns-repeated="16382"/>
        </table:table-row>
        <table:table-row table:style-name="ro13">
          <table:table-cell office:value-type="string" table:style-name="ce2">
            <text:p>grep -rnw<text:s/><text:span text:style-name="T16">'/path/to/somewhere/'</text:span><text:s/>-e<text:s/><text:span text:style-name="T16">'pattern'</text:span><text:span text:style-name="T16"/></text:p>
            <text:p/>
            <text:p>-r or -R is recursive,</text:p>
            <text:p>-n is line number, and</text:p>
            <text:p>-w stands for match the whole word.</text:p>
            <text:p>-l (lower-case L) can be added to just give the file name of matching files.</text:p>
            <text:p>-e is the pattern used during the search</text:p>
            <text:p/>
          </table:table-cell>
          <table:table-cell office:value-type="string" table:style-name="ce2">
            <text:p>ищет текст в файлах папки рекурсивно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ПЕРЕНАПРАВЛЕНИЕ ВЫВОДА/ВВОД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АРХИВИРОВАНИЕ И КОМПРЕССИЯ ДАННЫХ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6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5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zxvf my_backup.tgz</text:p>
          </table:table-cell>
          <table:table-cell office:value-type="string" table:style-name="ce2">
            <text:p>распаковать tgz-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-c file_Name_your_archive.tgz | tar xvf -</text:p>
          </table:table-cell>
          <table:table-cell office:value-type="string" table:style-name="ce2">
            <text:p>распаковать tgz-файл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ПОЛЬЗОВАТЕЛИ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udo<text:s/><text:span text:style-name="T6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sudo<text:s/><text:span text:style-name="T6">usermod</text:span><text:s/><text:span text:style-name="T8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СЕТЬ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wconfig</text:p>
          </table:table-cell>
          <table:table-cell office:value-type="string" table:style-name="ce2">
            <text:p>настройки роутера, в том числе PowerManagement: on или of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hw -C network</text:p>
          </table:table-cell>
          <table:table-cell office:value-type="string" table:style-name="ce2">
            <text:p>информация об интернет-роутер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linuxrussia.com/openvpn-gui-clients.html">https://linuxrussia.com/openvpn-gui-clients.html</text:a></text:p>
          </table:table-cell>
          <table:table-cell office:value-type="string" table:style-name="ce2">
            <text:p>инструкция, как подключить openvpn в Linux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udo route -n</text:p>
          </table:table-cell>
          <table:table-cell office:value-type="string" table:style-name="ce2">
            <text:p>увидеть соединения, в том числе vpn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do route del -net 0.0.0.0 gw 172.31.20.209 netmask 0.0.0.0 dev tun0</text:p>
          </table:table-cell>
          <table:table-cell office:value-type="string" table:style-name="ce2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2">172.31.20.209 заменяем на наш ip от vpn</text:span>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youtube-dl&lt;пробел&gt;&lt;ссылка на видео&gt;</text:p>
          </table:table-cell>
          <table:table-cell office:value-type="string" table:style-name="ce2">
            <text:p>Скачать youtube-video</text:p>
            <text:p>Если вам нужно лишь скачать видео в лучшем качестве, то откройте терминал и введите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ПРАВ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ls -ld directory</text:p>
          </table:table-cell>
          <table:table-cell office:value-type="string" table:style-name="ce2">
            <text:p><text:span text:style-name="T5">показать</text:span><text:s/>права на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</text:p>
            <text:p>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hmod a+x myscript.sh</text:p>
          </table:table-cell>
          <table:table-cell office:value-type="string" table:style-name="ce5">
            <text:p>Всем группам добавить право на исполн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-R 777 &lt;имя папки&gt;</text:p>
          </table:table-cell>
          <table:table-cell office:value-type="string" table:style-name="ce2">
            <text:p>РЕКУРСИВНАЯ смена прав на папку и все объекты в ней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УСТРОЙСТВА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cat /proc/cpuinfo</text:p>
          </table:table-cell>
          <table:table-cell office:value-type="string" table:style-name="ce2">
            <text:p>Подробная информация о центральном процессоре: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t /proc/meminfo</text:p>
          </table:table-cell>
          <table:table-cell office:value-type="string" table:style-name="ce2">
            <text:p><text:s/>Общая информация о памяти: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m</text:p>
          </table:table-cell>
          <table:table-cell office:value-type="string" table:style-name="ce2">
            <text:p>Объем занятой и свободной памяти в мегабайтах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<text:s/>Разделы, имена устройств и расположение на дисках:</text:p>
          </table:table-cell>
          <table:table-cell table:number-columns-repeated="16382"/>
        </table:table-row>
        <table:table-row table:style-name="ro14">
          <table:table-cell office:value-type="string" table:style-name="ce2">
            <text:p>sudo apt install screenfetch</text:p>
            <text:p><text:span text:style-name="T6">screenfetch</text:span><text:span text:style-name="T6"/></text:p>
            <text:p/>
          </table:table-cell>
          <table:table-cell office:value-type="string" table:style-name="ce2">
            <text:p>Выводит кратко информацию о CPU, видеокарте, оперативной памяти и жёстких дисках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lsusb</text:p>
          </table:table-cell>
          <table:table-cell office:value-type="string" table:style-name="ce2">
            <text:p>Показывает подключенные по USB устройств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image -L</text:p>
          </table:table-cell>
          <table:table-cell office:value-type="string" table:style-name="ce2">
            <text:p>Показывает установленные ска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ubuntu-drivers devices</text:p>
          </table:table-cell>
          <table:table-cell office:value-type="string" table:style-name="ce2">
            <text:p>Вывести список девайсов.</text:p>
            <text:p>Например, видеокарту и ее драйверы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sudo fdisk -l<text:s/><text:span text:style-name="T18"># узнаём имя нашей флешки, например dev/sdd</text:span><text:span text:style-name="T18"/></text:p>
            <text:p/>
            <text:p>sudo dd if='~/Downloads/ubuntu20_04.iso' of=/dev/sdd bs=1M</text:p>
          </table:table-cell>
          <table:table-cell office:value-type="string" table:style-name="ce2">
            <text:p><text:span text:style-name="T5">Сделать загрузочную флешку из iso-образа</text:span><text:span text:style-name="T5"/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brscan-skey <text:s/>-l</text:p>
          </table:table-cell>
          <table:table-cell office:value-type="string" table:style-name="ce2">
            <text:p>Показать список установленных устройств фирмы Brother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sudo<text:s/><text:span text:style-name="T5">ntfsfix</text:span><text:s/>/dev/sdd1</text:p>
          </table:table-cell>
          <table:table-cell office:value-type="string" table:style-name="ce2">
            <text:p>Смонтировать флешку, которая НЕ СМОНТИРОВАЛАСЬ САМА</text:p>
            <text:p>если, например, её путь"/dev/sdd1"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ДИСК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NTFS<text:s text:c="3"/></text:p>
          </table:table-cell>
          <table:table-cell office:value-type="string" table:style-name="ce2">
            <text:p>подходящая файловая система для Window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3</text:p>
          </table:table-cell>
          <table:table-cell office:value-type="string" table:style-name="ce2">
            <text:p>подходящая файловая система для Linux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apt-get install gparted</text:p>
          </table:table-cell>
          <table:table-cell office:value-type="string" table:style-name="ce2">
            <text:p>Установка лучшей программы для работы с дисками. Имеет GUI.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BASH SCRIPTS</text:p>
          </table:table-cell>
          <table:table-cell table:style-name="ce7"/>
          <table:table-cell table:number-columns-repeated="16382"/>
        </table:table-row>
        <table:table-row table:style-name="ro3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xterm -e ./myscript.sh</text:p>
          </table:table-cell>
          <table:table-cell office:value-type="string" table:style-name="ce2">
            <text:p>запустить скрипт с именем myscript.sh в другом терминале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gnome-terminal -- "bash -c \"!!; exec bash\""</text:p>
            <text:p/>
            <text:p>gnome-terminal -x sh -c "!!; bash"</text:p>
          </table:table-cell>
          <table:table-cell office:value-type="string" table:style-name="ce2">
            <text:p>запустить скрипт с именем myscript.sh в другом терминале, если нет команды xterm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office:value-type="string" table:style-name="ce2">
            <text:p>Питоновское<text:s/><text:span text:style-name="T5">виртуальное окружение не активируется в дочерних процессах,</text:span><text:s/>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2">2) Запускает Джанго исполняемым файлом Питона из bin<text:s/></text:span>папки виртуального окружен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$0</text:p>
          </table:table-cell>
          <table:table-cell office:value-type="string" table:style-name="ce2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3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8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УДАЛЁННОЕ ПОДКЛЮЧЕНИЕ К СЕРВЕРУ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4">
            <text:p>ssh</text:p>
          </table:table-cell>
          <table:table-cell table:style-name="ce4"/>
          <table:table-cell table:number-columns-repeated="16382"/>
        </table:table-row>
        <table:table-row table:style-name="ro17">
          <table:table-cell office:value-type="string" table:style-name="ce2">
            <text:p><text:span text:style-name="T2">ssh<text:s/></text:span>login@ip<text:span text:style-name="T2"/></text:p>
            <text:p/>
            <text:p><text:span text:style-name="T2">НАПРИМЕР,</text:span><text:span text:style-name="T2"/></text:p>
            <text:p><text:span text:style-name="T2">ssh<text:s/></text:span>bars@192.168.233.95<text:span text:style-name="T2"/></text:p>
            <text:p><text:span text:style-name="T2">или</text:span><text:span text:style-name="T2"/></text:p>
            <text:p><text:span text:style-name="T2">ssh<text:s/></text:span>edu-admin@192.168.233.145<text:span text:style-name="T2"><text:s/></text:span><text:span text:style-name="T7"># к Тюмени</text:span></text:p>
          </table:table-cell>
          <table:table-cell office:value-type="string" table:style-name="ce2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t /opt/bars/web_edu/web_edu_custom2/conf/web_edu.conf | less</text:p>
          </table:table-cell>
          <table:table-cell office:value-type="string" table:style-name="ce2">
            <text:p>Посмотреть содержимое файла /opt/bars/web_edu/web_edu_custom2/conf/web_edu.con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Выход из просмотра q</text:p>
          </table:table-cell>
          <table:table-cell office:value-type="string" table:style-name="ce2">
            <text:p>выход из просмотра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отключиться от серва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c</text:p>
          </table:table-cell>
          <table:table-cell office:value-type="string" table:style-name="ce2">
            <text:p>Открыть коммандер прямо в терминале ))</text:p>
          </table:table-cell>
          <table:table-cell table:number-columns-repeated="16382"/>
        </table:table-row>
        <table:table-row table:number-rows-repeated="43" table:style-name="ro1">
          <table:table-cell table:number-columns-repeated="2" table:style-name="ce2"/>
          <table:table-cell table:number-columns-repeated="16382"/>
        </table:table-row>
        <table:table-row table:number-rows-repeated="1048181" table:style-name="ro19">
          <table:table-cell table:number-columns-repeated="16384"/>
        </table:table-row>
      </table:table>
      <table:table table:name="GIT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1"/>
        <table:table-column table:style-name="co5" table:number-columns-repeated="1536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КОММИТ, ПУШ и ПУЛЛ</text:p>
          </table:table-cell>
          <table:table-cell table:style-name="ce1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<text:s/></text:span><text:span text:style-name="T20">add</text:span><text:span text:style-name="T19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1">git<text:s/></text:span><text:span text:style-name="T22">commit</text:span><text:span text:style-name="T21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git<text:s/><text:span text:style-name="T20">push</text:span><text:s/>-u<text:s/><text:span text:style-name="T24">origin master</text:span></text:p>
          </table:table-cell>
          <table:table-cell office:value-type="string" table:style-name="ce2">
            <text:p><text:span text:style-name="T19">из локального выгрузить ветку главную в репозиторий, подключенный как<text:s/></text:span><text:span text:style-name="T25">origin</text:span><text:span text:style-name="T19">, в ветку<text:s/></text:span><text:span text:style-name="T26">mast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git<text:s/><text:span text:style-name="T27">diff</text:span><text:s/>--stat --cached<text:span text:style-name="T28"><text:s/>origin/master</text:span></text:p>
          </table:table-cell>
          <table:table-cell office:value-type="string" table:style-name="ce2">
            <text:p>Посмотреть, какие файлы затронет коммит.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8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git<text:s/><text:span text:style-name="T29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S D:\Python\aanikin\Python&gt; git<text:s/><text:span text:style-name="T29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<text:s/></text:span><text:span text:style-name="T30">clone</text:span><text:span text:style-name="T19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2">
            <text:p>git clean -df</text:p>
            <text:p>git reset --hard</text:p>
            <text:p>git pull<text:s/><text:span text:style-name="T28">origin master</text:span>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ТЭГИ</text:p>
          </table:table-cell>
          <table:table-cell table:style-name="ce14"/>
          <table:table-cell table:number-columns-repeated="16382"/>
        </table:table-row>
        <table:table-row table:style-name="ro21">
          <table:table-cell office:value-type="string" table:style-name="ce15">
            <text:p>git tag stable-1</text:p>
          </table:table-cell>
          <table:table-cell office:value-type="string" table:style-name="ce2">
            <text:p><text:span text:style-name="T21">создать «легковесный» тэг, связанный с последним</text:span><text:span text:style-name="T21"/></text:p>
            <text:p><text:span text:style-name="T21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tag stable-2 f292ef5</text:p>
          </table:table-cell>
          <table:table-cell office:value-type="string" table:style-name="ce15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БЭКАП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5">
            <text:p>git reset</text:p>
          </table:table-cell>
          <table:table-cell office:value-type="string" table:style-name="ce15">
            <text:p>Отмена слеанного git add</text:p>
          </table:table-cell>
          <table:table-cell table:number-columns-repeated="16382"/>
        </table:table-row>
        <table:table-row table:style-name="ro22">
          <table:table-cell office:value-type="string" table:style-name="ce16">
            <text:p>git<text:s/><text:span text:style-name="T33">reset</text:span><text:s/>--soft<text:s/><text:span text:style-name="T24">origin feature</text:span></text:p>
          </table:table-cell>
          <table:table-cell office:value-type="string" table:style-name="ce2">
            <text:p><text:span text:style-name="T34">Главная команда!</text:span><text:span text:style-name="T34"/></text:p>
            <text:p><text:span text:style-name="T21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 reset HEAD~1</text:p>
          </table:table-cell>
          <table:table-cell office:value-type="string" table:style-name="ce2">
            <text:p>Отменить коммит, если НЕ сделали push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git revert HEAD</text:p>
          </table:table-cell>
          <table:table-cell office:value-type="string" table:style-name="ce2">
            <text:p>Отменить коммит, если уже сделали push.</text:p>
            <text:p>This command will revert/remove the local commits/change and then you can push</text:p>
          </table:table-cell>
          <table:table-cell table:number-columns-repeated="16382"/>
        </table:table-row>
        <table:table-row table:style-name="ro2">
          <table:table-cell office:value-type="string" table:style-name="ce16">
            <text:p>git reset ORIG_HEAD</text:p>
          </table:table-cell>
          <table:table-cell office:value-type="string" table:style-name="ce2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33">checkout</text:span><text:s/>&lt;hello.html&gt;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revert 7f6b500</text:p>
          </table:table-cell>
          <table:table-cell office:value-type="string" table:style-name="ce15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reset 9cf99cc —hard</text:p>
          </table:table-cell>
          <table:table-cell office:value-type="string" table:style-name="ce15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4">
            <text:p>АНАЛИЗ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status<text:s text:c="2"/></text:p>
          </table:table-cell>
          <table:table-cell office:value-type="string" table:style-name="ce15">
            <text:p>посмотреть, что назначено к выгрузке в Локалку (перед add)</text:p>
          </table:table-cell>
          <table:table-cell table:number-columns-repeated="16382"/>
        </table:table-row>
        <table:table-row table:style-name="ro21">
          <table:table-cell office:value-type="string" table:style-name="ce2">
            <text:p>git<text:s/><text:span text:style-name="T27">diff</text:span><text:s/>--stat --cached<text:span text:style-name="T28"><text:s/>origin/master</text:span></text:p>
          </table:table-cell>
          <table:table-cell office:value-type="string" table:style-name="ce15">
            <text:p>Посмотреть, какие файлы затронет подготовленный коммит (перед push).</text:p>
            <text:p>Перед пушем полезно глянуть, что не изменил конфиг, например.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<text:span text:style-name="T19">git<text:s/></text:span><text:span text:style-name="T20">remote</text:span><text:span text:style-name="T19"><text:s/></text:span><text:span text:style-name="T25">show<text:s/></text:span><text:span text:style-name="T19">origin</text:span></text:p>
          </table:table-cell>
          <table:table-cell office:value-type="string" table:style-name="ce17">
            <text:p>то же самое ???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remote -v</text:p>
          </table:table-cell>
          <table:table-cell office:value-type="string" table:style-name="ce15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onfig --get remote.origin.url</text:p>
          </table:table-cell>
          <table:table-cell office:value-type="string" table:style-name="ce15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15">
            <text:p>git branch -a</text:p>
          </table:table-cell>
          <table:table-cell office:value-type="string" table:style-name="ce15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log —pretty=oneline</text:p>
          </table:table-cell>
          <table:table-cell office:value-type="string" table:style-name="ce15">
            <text:p>Вывести историю коммитов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tag</text:p>
          </table:table-cell>
          <table:table-cell office:value-type="string" table:style-name="ce2">
            <text:p><text:span text:style-name="T21">Посмотреть список имеющихся тегов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5">
            <text:p>fab src.flake8_diff:last=1</text:p>
          </table:table-cell>
          <table:table-cell office:value-type="string" table:style-name="ce2">
            <text:p>Проверить 1 предыдущий коммит на ошибки flake и isort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НАСТРОЙКИ ПОДКЛЮЧЕНИЯ</text:p>
          </table:table-cell>
          <table:table-cell table:style-name="ce12"/>
          <table:table-cell table:number-columns-repeated="16382"/>
        </table:table-row>
        <table:table-row table:style-name="ro5">
          <table:table-cell office:value-type="string" table:style-name="ce5">
            <text:p>git config --global user.name<text:s/><text:span text:style-name="T35">"AntAlMakarov"</text:span></text:p>
          </table:table-cell>
          <table:table-cell office:value-type="string" table:style-name="ce5">
            <text:p>установить имя своего юзера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git config --global user.password "your password"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 config --global user.email<text:s/></text:span><text:span text:style-name="T36">"</text:span>AntAlMakarov@greenatom.ru<text:span text:style-name="T36">"</text:span></text:p>
          </table:table-cell>
          <table:table-cell office:value-type="string" table:style-name="ce2">
            <text:p><text:span text:style-name="T19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21">git<text:s/></text:span><text:span text:style-name="T22">remote<text:s/></text:span><text:span text:style-name="T37">add</text:span><text:span text:style-name="T22"><text:s/></text:span><text:span text:style-name="T37">origin</text:span><text:span text:style-name="T21"><text:s/></text:span>https://gitlab.com/dev/name_repo<text:span text:style-name="T21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19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20">remote<text:s/></text:span><text:span text:style-name="T30">set-url</text:span><text:span text:style-name="T20"><text:s/></text:span><text:span text:style-name="T30">origin</text:span><text:span text:style-name="T20"><text:s/></text:span>new.git.url/here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<text:span text:style-name="T2">git remote set-url origin https://&lt;MYNAME&gt;</text:span>:&lt;MYTOKEN&gt;@github.com/scuzzlebuzzle/ol3-1.git</text:p>
          </table:table-cell>
          <table:table-cell office:value-type="string" table:style-name="ce2">
            <text:p>установить удалённый репозиторий и вписать токен в ссылку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it push origin master</text:p>
            <text:p>Username: your_token</text:p>
            <text:p>Password:</text:p>
          </table:table-cell>
          <table:table-cell office:value-type="string" table:style-name="ce18">
            <text:p>Запушить с токеном вместо пароля. Ставим вместо имени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19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0">
          <table:table-cell office:value-type="string" table:style-name="ce2">
            <text:p>git config --global credential.helper store</text:p>
          </table:table-cell>
          <table:table-cell office:value-type="string" table:style-name="ce2">
            <text:p><text:span text:style-name="T5">Сохраняет токен при СЛЕДУЮЩЕМ ВВОДЕ!</text:span><text:span text:style-name="T5"/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--unset credential.helper</text:p>
          </table:table-cell>
          <table:table-cell office:value-type="string" table:style-name="ce2">
            <text:p>очистить сохранённый пароль / токен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rm ~/.git-credentials</text:p>
          </table:table-cell>
          <table:table-cell office:value-type="string" table:style-name="ce2">
            <text:p><text:span text:style-name="T6">очистить сохранённый пароль / токен</text:span><text:span text:style-name="T6"/></text:p>
            <text:p>но работает и для множественных сохранений креденшиалов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git config --global http.sslbackend schannel</text:p>
          </table:table-cell>
          <table:table-cell office:value-type="string" table:style-name="ce2">
            <text:p>Для Винды: переключения ssl-шифрования на виндовско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config --global http.sslVerify false</text:p>
          </table:table-cell>
          <table:table-cell office:value-type="string" table:style-name="ce2">
            <text:p>отключить ssl-шифрова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config --global http.sslVerify true</text:p>
          </table:table-cell>
          <table:table-cell office:value-type="string" table:style-name="ce2">
            <text:p>включить ssl-шифрование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git config http.sslBackend</text:p>
          </table:table-cell>
          <table:table-cell office:value-type="string" table:style-name="ce2">
            <text:p><text:span text:style-name="T5">Посмотреть в настройках<text:s/></text:span>пункт http - sslbackend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ВЕТКИ: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table:style-name="ce20">
            <text:p>git branch -a</text:p>
          </table:table-cell>
          <table:table-cell office:value-type="string" table:style-name="ce15">
            <text:p>увидеть все ветки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checkout -b admin</text:p>
          </table:table-cell>
          <table:table-cell office:value-type="string" table:style-name="ce2">
            <text:p><text:span text:style-name="T21">создать ветку admin и сразу на неё переключиться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1">
            <text:p>git checkout forum</text:p>
          </table:table-cell>
          <table:table-cell office:value-type="string" table:style-name="ce15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heckout 2a36c1b</text:p>
          </table:table-cell>
          <table:table-cell office:value-type="string" table:style-name="ce15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merge forum</text:p>
          </table:table-cell>
          <table:table-cell office:value-type="string" table:style-name="ce15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5">
            <text:p>git branch --set-upstream-to=master tocheck</text:p>
          </table:table-cell>
          <table:table-cell office:value-type="string" table:style-name="ce15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4">
          <table:table-cell office:value-type="string" table:style-name="ce15">
            <text:p>$ git checkout &lt;feature&gt;</text:p>
            <text:p>$ git<text:s/><text:span text:style-name="T8">merge</text:span><text:s/>master</text:p>
            <text:p>(or)</text:p>
            <text:p>$ git<text:s/><text:span text:style-name="T8">merge</text:span><text:s/>master &lt;feature&gt;</text:p>
          </table:table-cell>
          <table:table-cell office:value-type="string" table:style-name="ce15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5">
          <table:table-cell office:value-type="string" table:style-name="ce15">
            <text:p>git checkout &lt;feature&gt;</text:p>
            <text:p>git<text:s/><text:span text:style-name="T38">rebase</text:span><text:s/>-i master</text:p>
          </table:table-cell>
          <table:table-cell office:value-type="string" table:style-name="ce15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1">
          <table:table-cell office:value-type="string" table:style-name="ce15">
            <text:p>git<text:s/><text:span text:style-name="T39">stash</text:span></text:p>
          </table:table-cell>
          <table:table-cell office:value-type="string" table:style-name="ce15">
            <text:p>Спрятать свои изменения, сделанные в ветке.</text:p>
            <text:p>Чтобы, например, переключиться с нее на другую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<text:s/><text:span text:style-name="T39">stash</text:span><text:s/>save "Какое-нибудь сообщение"</text:p>
          </table:table-cell>
          <table:table-cell office:value-type="string" table:style-name="ce15">
            <text:p>Сохранить с сообщением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<text:s/><text:span text:style-name="T39">stash</text:span><text:s/>save<text:s/><text:span text:style-name="T40">-u</text:span></text:p>
          </table:table-cell>
          <table:table-cell office:value-type="string" table:style-name="ce15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<text:s/><text:span text:style-name="T39">stash</text:span><text:s/>list</text:p>
          </table:table-cell>
          <table:table-cell office:value-type="string" table:style-name="ce15">
            <text:p>Выводит список всего, что спрятано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26">
          <table:table-cell office:value-type="string" table:style-name="ce15">
            <text:p>git<text:s/><text:span text:style-name="T39">push -d</text:span><text:s/>origin &lt;branch_name&gt;</text:p>
          </table:table-cell>
          <table:table-cell office:value-type="string" table:style-name="ce15">
            <text:p><text:span text:style-name="T5">Удаление ветки на удаленном репозитории И локально:</text:span><text:span text:style-name="T5"/></text:p>
            <text:p>https://stackoverflow.com/questions/2003505/how-do-i-delete-a-git-branch-locally-and-remotely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 branch -d &lt;имя ветки&gt;</text:p>
          </table:table-cell>
          <table:table-cell office:value-type="string" table:style-name="ce15">
            <text:p>удалить ветку только ЛОКАЛЬНО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git<text:s/><text:span text:style-name="T25">stash</text:span><text:s/><text:span text:style-name="T41">clear</text:span></text:p>
          </table:table-cell>
          <table:table-cell office:value-type="string" table:style-name="ce15">
            <text:p>очистить спрятанные изменения разом все</text:p>
          </table:table-cell>
          <table:table-cell table:number-columns-repeated="16382"/>
        </table:table-row>
        <table:table-row table:style-name="ro22">
          <table:table-cell office:value-type="string" table:style-name="ce15">
            <text:p>git<text:s/><text:span text:style-name="T39">stash</text:span><text:span text:style-name="T39"/></text:p>
            <text:p>git checkout branch123</text:p>
            <text:p>git<text:s/><text:span text:style-name="T39">stash apply</text:span></text:p>
          </table:table-cell>
          <table:table-cell office:value-type="string" table:style-name="ce15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15">
            <text:p>git branch -m &lt;oldname&gt; &lt;newname&gt;</text:p>
          </table:table-cell>
          <table:table-cell office:value-type="string" table:style-name="ce15">
            <text:p>переименовать ветк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branch -m &lt;newname&gt;</text:p>
          </table:table-cell>
          <table:table-cell office:value-type="string" table:style-name="ce15">
            <text:p>переименовать ТЕКУЩУЮ ветку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git config --global alias.rename 'branch -m'</text:p>
          </table:table-cell>
          <table:table-cell office:value-type="string" table:style-name="ce15">
            <text:p>Добавить псевдоним ветке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git branch -M &lt;newname&gt;</text:p>
          </table:table-cell>
          <table:table-cell office:value-type="string" table:style-name="ce15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6382"/>
        </table:table-row>
        <table:table-row table:style-name="ro1">
          <table:table-cell table:number-columns-repeated="2" table:style-name="ce15"/>
          <table:table-cell table:number-columns-repeated="16382"/>
        </table:table-row>
        <table:table-row table:style-name="ro1">
          <table:table-cell office:value-type="string" table:style-name="ce22">
            <text:p>ВЕТКИ в Gitlab - правильное создание issue и их мерджевание</text:p>
          </table:table-cell>
          <table:table-cell table:style-name="ce22"/>
          <table:table-cell table:number-columns-repeated="16382"/>
        </table:table-row>
        <table:table-row table:style-name="ro17">
          <table:table-cell office:value-type="string" table:style-name="ce3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office:value-type="string" table:style-name="ce15">
            <text:p>Когда дают новое задание. Как сделать его в отдельной ветке.</text:p>
          </table:table-cell>
          <table:table-cell table:number-columns-repeated="16382"/>
        </table:table-row>
        <table:table-row table:style-name="ro27">
          <table:table-cell office:value-type="string" table:style-name="ce15">
            <text:p>Ну а если хочешь продолжить в "working"-ветке работать, то</text:p>
            <text:p>бренчуешься от мастера в новую ветку "migration",</text:p>
            <text:p>пулишь "issue-40", делаешь миграции, накатываешь их, делаешь мержреквест на эту ветку.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office:value-type="string" table:style-name="ce15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6382"/>
        </table:table-row>
        <table:table-row table:number-rows-repeated="9" table:style-name="ro1">
          <table:table-cell table:number-columns-repeated="2" table:style-name="ce15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3">
            <text:p>Мердж / <text:s/>Пул реквест</text:p>
          </table:table-cell>
          <table:table-cell table:style-name="ce23"/>
          <table:table-cell table:number-columns-repeated="62" table:style-name="ce24"/>
          <table:table-cell table:number-columns-repeated="16320" table:style-name="ce25"/>
        </table:table-row>
        <table:table-row table:style-name="ro21">
          <table:table-cell office:value-type="string" table:style-name="ce15">
            <text:p>git checkout aq</text:p>
            <text:p>git rebase master</text:p>
          </table:table-cell>
          <table:table-cell office:value-type="string" table:style-name="ce15">
            <text:p>Обновить ветку новыми изменениями, произошедшими в мастере</text:p>
          </table:table-cell>
          <table:table-cell table:number-columns-repeated="62" table:style-name="ce3"/>
          <table:table-cell table:number-columns-repeated="16320"/>
        </table:table-row>
        <table:table-row table:style-name="ro21">
          <table:table-cell office:value-type="string" table:style-name="ce15">
            <text:p>git checkout aq</text:p>
            <text:p>git merge origin/master</text:p>
          </table:table-cell>
          <table:table-cell office:value-type="string" table:style-name="ce15">
            <text:p>То же самое, обновление ветки, отмердженой от мастера последними изменениями мастера</text:p>
          </table:table-cell>
          <table:table-cell table:number-columns-repeated="62" table:style-name="ce3"/>
          <table:table-cell table:number-columns-repeated="16320"/>
        </table:table-row>
        <table:table-row table:number-rows-repeated="2" table:style-name="ro1">
          <table:table-cell table:number-columns-repeated="2" table:style-name="ce15"/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6">
            <text:p>Ошибки</text:p>
          </table:table-cell>
          <table:table-cell table:style-name="ce26"/>
          <table:table-cell table:number-columns-repeated="62" table:style-name="ce3"/>
          <table:table-cell table:number-columns-repeated="16320"/>
        </table:table-row>
        <table:table-row table:style-name="ro21">
          <table:table-cell office:value-type="string" table:style-name="ce15">
            <text:p>! [remote rejected] dt_api -&gt; dt_api (pre-receive hook declined)</text:p>
          </table:table-cell>
          <table:table-cell office:value-type="string" table:style-name="ce15">
            <text:p>В первую очередь проверьте, какие у Вас права в репо.</text:p>
            <text:p>Скорее всего, ваших прав "Developer" не хватает, нужен, например, "Maintainer"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table:style-name="ce15"/>
          <table:table-cell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SSH-key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4">
            <text:p><text:span text:style-name="T21">Open a terminal on Linux or macOS, or Git Bash / WSL on Windows.</text:span><text:span text:style-name="T21"/></text:p>
            <text:p><text:span text:style-name="T21">Generate a new ED25519 SSH key pair:</text:span><text:span text:style-name="T21"/></text:p>
            <text:p><text:span text:style-name="T21">ssh-keygen -t ed25519 -C "email@example.com"</text:span><text:span text:style-name="T21"/></text:p>
            <text:p/>
            <text:p><text:span text:style-name="T21">Or, if you want to use RSA:</text:span><text:span text:style-name="T21"/></text:p>
            <text:p><text:span text:style-name="T21">ssh-keygen -t rsa -b 4096 -C "email@example.com"</text:span><text:span text:style-name="T21"/></text:p>
            <text:p/>
            <text:p><text:span text:style-name="T21">It will generate the key in =&gt; C:\Users\yourname.ssh directory.</text:span><text:span text:style-name="T21"/></text:p>
            <text:p><text:span text:style-name="T21">Copy the public key and paste in the gitlab location.</text:span><text:span text:style-name="T21"/></text:p>
            <text:p/>
            <text:p><text:span text:style-name="T21">ssh-agent $(ssh-add C:\Users\youname\.ssh\id_rsa; git clone<text:s/></text:span>git@gitlab.com<text:span text:style-name="T21">:xyz/SpringBootStarter.git)</text:span></text:p>
          </table:table-cell>
          <table:covered-table-cell/>
          <table:table-cell table:number-columns-repeated="16382"/>
        </table:table-row>
        <table:table-row table:style-name="ro21">
          <table:table-cell office:value-type="string" table:style-name="ce15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9">
            <text:p>.gitignore</text:p>
          </table:table-cell>
          <table:table-cell table:style-name="ce27"/>
          <table:table-cell table:number-columns-repeated="16382"/>
        </table:table-row>
        <table:table-row table:style-name="ro21">
          <table:table-cell office:value-type="string" table:style-name="ce15">
            <text:p>.gitignore</text:p>
          </table:table-cell>
          <table:table-cell office:value-type="string" table:style-name="ce15">
            <text:p><text:span text:style-name="T19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28">
          <table:table-cell office:value-type="string" table:style-name="ce15">
            <text:p>/</text:p>
          </table:table-cell>
          <table:table-cell office:value-type="string" table:style-name="ce2">
            <text:p><text:span text:style-name="T21">Если шаблон начинается со слеша, то он соответствует файлам и каталогам только в корне хранилища. ???</text:span><text:span text:style-name="T21"/></text:p>
            <text:p/>
            <text:p><text:span text:style-name="T42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*</text:p>
          </table:table-cell>
          <table:table-cell office:value-type="string" table:style-name="ce15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21">
          <table:table-cell office:value-type="string" table:style-name="ce30">
            <text:p>**</text:p>
          </table:table-cell>
          <table:table-cell office:value-type="string" table:style-name="ce15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?</text:p>
          </table:table-cell>
          <table:table-cell office:value-type="string" table:style-name="ce15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[…]</text:p>
          </table:table-cell>
          <table:table-cell office:value-type="string" table:style-name="ce15">
            <text:p>Любой ИЗ символов в скобках</text:p>
          </table:table-cell>
          <table:table-cell table:number-columns-repeated="16382"/>
        </table:table-row>
        <table:table-row table:style-name="ro29">
          <table:table-cell office:value-type="string" table:style-name="ce15">
            <text:p>*.[oa]</text:p>
          </table:table-cell>
          <table:table-cell office:value-type="string" table:style-name="ce2">
            <text:p><text:span text:style-name="T21">file.o</text:span><text:span text:style-name="T21"/></text:p>
            <text:p><text:span text:style-name="T21">file.a</text:span><text:span text:style-name="T21"/></text:p>
            <text:p><text:span text:style-name="T21">dsfgfdg.o</text:span><text:span text:style-name="T21"/></text:p>
            <text:p/>
          </table:table-cell>
          <table:table-cell table:number-columns-repeated="16382"/>
        </table:table-row>
        <table:table-row table:style-name="ro30">
          <table:table-cell office:value-type="string" table:style-name="ce15">
            <text:p>*.[!oa]</text:p>
          </table:table-cell>
          <table:table-cell office:value-type="string" table:style-name="ce2">
            <text:p><text:span text:style-name="T21">Если первым знаком стоит восклицательный, он зачит отрицание - любой символ КРОМЕ указанных в скобках</text:span><text:span text:style-name="T21"/></text:p>
            <text:p><text:span text:style-name="T21">file.s</text:span><text:span text:style-name="T21"/></text:p>
            <text:p><text:span text:style-name="T21">file.1</text:span><text:span text:style-name="T21"/></text:p>
            <text:p><text:span text:style-name="T21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2">
            <text:p><text:span text:style-name="T21">!.gitignore</text:span><text:span text:style-name="T21"/></text:p>
            <text:p><text:span text:style-name="T21">!script.pl</text:span><text:span text:style-name="T21"/></text:p>
            <text:p><text:span text:style-name="T21">!template.latex</text:span></text:p>
          </table:table-cell>
          <table:table-cell office:value-type="string" table:style-name="ce15">
            <text:p>…But not these files…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!*/</text:p>
          </table:table-cell>
          <table:table-cell office:value-type="string" table:style-name="ce2">
            <text:p><text:span text:style-name="T21">...even if they are in subdirectories</text:span><text:span text:style-name="T21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2">
            <text:p><text:span text:style-name="T21">!*/a/b/file1.txt</text:span><text:span text:style-name="T21"/></text:p>
            <text:p><text:span text:style-name="T21">!*/a/b/c/*</text:span></text:p>
          </table:table-cell>
          <table:table-cell office:value-type="string" table:style-name="ce2">
            <text:p><text:span text:style-name="T21">if the files to be tracked are in subdirectories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2">
          <table:table-cell office:value-type="string" table:style-name="ce2">
            <text:p><text:span text:style-name="T21">/files/data.zip</text:span><text:span text:style-name="T21"/></text:p>
            <text:p><text:span text:style-name="T21">/server.log</text:span><text:span text:style-name="T21"/></text:p>
            <text:p><text:span text:style-name="T21">/uploads/users/data/info.xls</text:span></text:p>
          </table:table-cell>
          <table:table-cell office:value-type="string" table:style-name="ce2">
            <text:p><text:span text:style-name="T21">Конкретные файлы</text:span><text:span text:style-name="T21"/></text:p>
            <text:p/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21">*.zip</text:span><text:span text:style-name="T21"/></text:p>
            <text:p><text:span text:style-name="T21">*.log</text:span><text:span text:style-name="T21"/></text:p>
            <text:p><text:span text:style-name="T21">*.pdf</text:span><text:span text:style-name="T21"/></text:p>
            <text:p><text:span text:style-name="T21">*.xls</text:span></text:p>
          </table:table-cell>
          <table:table-cell office:value-type="string" table:style-name="ce2">
            <text:p><text:span text:style-name="T21">Игнорирование по типу файла, будут игнорироваться в АБСОЛЮТНО всех директориях</text:span><text:span text:style-name="T21"/>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15">
            <text:p>config.php</text:p>
          </table:table-cell>
          <table:table-cell office:value-type="string" table:style-name="ce2">
            <text:p><text:span text:style-name="T21">Игнорирование конкретного файла<text:s/></text:span><text:span text:style-name="T42">ТОЛЬКО в корне проекта</text:span><text:span text:style-name="T42"/></text:p>
            <text:p><text:span text:style-name="T42">(корнём считается расположение файла .gitignore)</text:span><text:span text:style-name="T42"/></text:p>
            <text:p><text:span text:style-name="T42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/params/config.php</text:p>
          </table:table-cell>
          <table:table-cell office:value-type="string" table:style-name="ce2">
            <text:p><text:span text:style-name="T21">Игнорирование конкретного файла ТОЛЬКО в указанной директории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15">
            <text:p>/images/*</text:p>
          </table:table-cell>
          <table:table-cell office:value-type="string" table:style-name="ce2">
            <text:p><text:span text:style-name="T21">Игнорирование всех файлов и папок ТОЛЬКО в<text:s/></text:span><text:span text:style-name="T22">конкретной директории<text:s/></text:span><text:span text:style-name="T43">корень/</text:span><text:span text:style-name="T22">images</text:span><text:span text:style-name="T22"/></text:p>
            <text:p><text:span text:style-name="T21">(включая поддиректории и файлы в них)</text:span><text:span text:style-name="T21"/></text:p>
            <text:p><text:span text:style-name="T21">Например /images/user.jpg, /images/company/logo.png</text:span><text:span text:style-name="T21"/></text:p>
            <text:p><text:span text:style-name="T21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9">
          <table:table-cell office:value-type="string" table:style-name="ce15">
            <text:p>/private/*.html</text:p>
          </table:table-cell>
          <table:table-cell office:value-type="string" table:style-name="ce2">
            <text:p><text:span text:style-name="T21">Игнорирование<text:s/></text:span><text:span text:style-name="T22">ВСЕХ html-файлов в ОДНОЙ КОНКРЕТНОЙ директории<text:s/></text:span><text:span text:style-name="T21">(НЕ ВКЛЮЧАЯ поддиректории)</text:span><text:span text:style-name="T21"/></text:p>
            <text:p><text:span text:style-name="T21"># Например /private/index.html</text:span><text:span text:style-name="T21"/></text:p>
            <text:p><text:span text:style-name="T21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/private/**/*.html</text:p>
          </table:table-cell>
          <table:table-cell office:value-type="string" table:style-name="ce2">
            <text:p><text:span text:style-name="T21">Игнорирование ВСЕХ html-файлов в КОНКРЕТНОЙ директории ВКЛЮЧАЯ поддиректории</text:span><text:span text:style-name="T21"/></text:p>
            <text:p><text:span text:style-name="T21"># Например /private/info.html, /private/users/ivan/info.html</text:span>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21">/secret/*</text:span><text:span text:style-name="T21"/></text:p>
            <text:p><text:span text:style-name="T21">!/secret/free.txt</text:span></text:p>
          </table:table-cell>
          <table:table-cell office:value-type="string" table:style-name="ce2">
            <text:p><text:span text:style-name="T21">Исключение из игнорирования</text:span><text:span text:style-name="T21"/></text:p>
            <text:p><text:span text:style-name="T21"># Игнорирование ВСЕХ файлов и папок внутри директории /secret,</text:span><text:span text:style-name="T21"/></text:p>
            <text:p><text:span text:style-name="T21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<text:span text:style-name="T19">\!readme!.txt</text:span></text:p>
          </table:table-cell>
          <table:table-cell office:value-type="string" table:style-name="ce15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2">
          <table:table-cell office:value-type="string" table:style-name="ce15">
            <text:p>/images/h?/*.jp?g</text:p>
          </table:table-cell>
          <table:table-cell office:value-type="string" table:style-name="ce2">
            <text:p><text:span text:style-name="T21">Игнорирование всех JPG и JPEG файлов внутри директорий,</text:span><text:span text:style-name="T21"/></text:p>
            <text:p><text:span text:style-name="T21">которые начинаются на "h" и МОГУТ содержать ещё один символ после</text:span><text:span text:style-name="T21"/></text:p>
            <text:p><text:span text:style-name="T21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7">
            <text:p>CI/CD</text:p>
          </table:table-cell>
          <table:table-cell table:style-name="ce27"/>
          <table:table-cell table:number-columns-repeated="16382"/>
        </table:table-row>
        <table:table-row table:style-name="ro1">
          <table:table-cell office:value-type="string" table:style-name="ce31">
            <text:p><text:a xlink:href="https://youtu.be/jkwJCR0rqDc">https://youtu.be/jkwJCR0rqDc<text:line-break/></text:a></text:p>
          </table:table-cell>
          <table:table-cell office:value-type="string" table:style-name="ce15">
            <text:p>Доки</text:p>
          </table:table-cell>
          <table:table-cell table:number-columns-repeated="16382"/>
        </table:table-row>
        <table:table-row table:style-name="ro21">
          <table:table-cell office:value-type="string" table:style-name="ce15">
            <text:p>https://docs.gitlab.com/ee/ci/yaml/</text:p>
            <text:p/>
          </table:table-cell>
          <table:table-cell office:value-type="string" table:style-name="ce15">
            <text:p>Доки по написанию yml-файлов</text:p>
          </table:table-cell>
          <table:table-cell table:number-columns-repeated="16382"/>
        </table:table-row>
        <table:table-row table:style-name="ro7">
          <table:table-cell office:value-type="string" table:style-name="ce32">
            <text:p>https://docs.gitlab.com/ee/ci/variables/predefined_variables.html</text:p>
            <text:p/>
          </table:table-cell>
          <table:table-cell office:value-type="string" table:style-name="ce15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<text:a xlink:href="https://www.dmosk.ru/miniinstruktions.php?mini=gitlab-runner-web">https://www.dmosk.ru/miniinstruktions.php?mini=gitlab-runner-web</text:a></text:p>
          </table:table-cell>
          <table:table-cell office:value-type="string" table:style-name="ce15">
            <text:p>Cстатья по Раннерам (Gitlab Runner)</text:p>
          </table:table-cell>
          <table:table-cell table:number-columns-repeated="16382"/>
        </table:table-row>
        <table:table-row table:style-name="ro31">
          <table:table-cell office:value-type="string" table:style-name="ce31">
            <text:p><text:a xlink:href="https://docs.gitlab.com/runner/">https://docs.gitlab.com/runner/</text:a></text:p>
          </table:table-cell>
          <table:table-cell office:value-type="string" table:style-name="ce15">
            <text:p>Документация по Runners</text:p>
          </table:table-cell>
          <table:table-cell table:number-columns-repeated="16382"/>
        </table:table-row>
        <table:table-row table:style-name="ro17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8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8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REGISTRY_IMAGE</text:p>
          </table:table-cell>
          <table:table-cell office:value-type="string" table:style-name="ce15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COMMIT_REF_NAME</text:p>
          </table:table-cell>
          <table:table-cell office:value-type="string" table:style-name="ce15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44">$CI_COMMIT_REF_SLUG</text:span></text:p>
          </table:table-cell>
          <table:table-cell office:value-type="string" table:style-name="ce2">
            <text:p><text:span text:style-name="T21">CI_COMMIT_REF_NAME in lowercase, shortened to 63 bytes, and with everything except 0-9 and a-z replaced with -. No leading / trailing -. Use in URLs, host names and domain names.</text:span><text:span text:style-name="T21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<text:span text:style-name="T2">$CI_JOB_TOKEN</text:span></text:p>
          </table:table-cell>
          <table:table-cell office:value-type="string" table:style-name="ce15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$CI_JOB_STAGE</text:p>
          </table:table-cell>
          <table:table-cell office:value-type="string" table:style-name="ce15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4">-<text:s/></text:span><text:span text:style-name="T45">echo</text:span><text:span text:style-name="T44"><text:s/>"$CI_JOB_STAGE"</text:span></text:p>
          </table:table-cell>
          <table:table-cell office:value-type="string" table:style-name="ce15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32">
          <table:table-cell office:value-type="string" table:style-name="ce2">
            <text:p><text:span text:style-name="T46">.deploy_common:</text:span><text:span text:style-name="T46"/></text:p>
            <text:p><text:span text:style-name="T47"># common config HERE</text:span><text:span text:style-name="T47"/></text:p>
            <text:p/>
            <text:p><text:span text:style-name="T46">deploy_master_CD</text:span><text:span text:style-name="T48">:</text:span><text:span text:style-name="T48"/></text:p>
            <text:p><text:span text:style-name="T46">extends</text:span><text:span text:style-name="T48">: .deploy_common</text:span><text:span text:style-name="T48"/></text:p>
            <text:p><text:span text:style-name="T46">only</text:span><text:span text:style-name="T48">:</text:span><text:span text:style-name="T48"/></text:p>
            <text:p><text:span text:style-name="T46">refs</text:span><text:span text:style-name="T48">:</text:span><text:span text:style-name="T48"/></text:p>
            <text:p><text:span text:style-name="T48">- master</text:span><text:span text:style-name="T48"/></text:p>
            <text:p/>
            <text:p><text:span text:style-name="T46">deploy_manual</text:span><text:span text:style-name="T48">:</text:span><text:span text:style-name="T48"/></text:p>
            <text:p><text:span text:style-name="T46">extends</text:span><text:span text:style-name="T48">: .deploy_common</text:span><text:span text:style-name="T48"/></text:p>
            <text:p><text:span text:style-name="T46">when</text:span><text:span text:style-name="T48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46">deploy</text:span><text:span text:style-name="T48">:</text:span><text:span text:style-name="T48"/></text:p>
            <text:p><text:span text:style-name="T46">rules</text:span><text:span text:style-name="T48">:</text:span><text:span text:style-name="T48"/></text:p>
            <text:p><text:span text:style-name="T48">-<text:s/></text:span><text:span text:style-name="T46">if</text:span><text:span text:style-name="T48">: '$CI_COMMIT_REF_NAME == "master"'</text:span><text:span text:style-name="T48"/></text:p>
            <text:p><text:span text:style-name="T48">-<text:s/></text:span><text:span text:style-name="T46">when</text:span><text:span text:style-name="T48">: manual</text:span></text:p>
          </table:table-cell>
          <table:table-cell office:value-type="string" table:style-name="ce15">
            <text:p><text:span text:style-name="T19">УСЛОВИЯ запуска лучше ставить через<text:s/></text:span><text:span text:style-name="T49">rules</text:span><text:span text:style-name="T19">, НЕ через only/except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4"/>
          <table:table-cell table:number-columns-repeated="16382"/>
        </table:table-row>
        <table:table-row table:number-rows-repeated="26" table:style-name="ro1">
          <table:table-cell table:number-columns-repeated="2" table:style-name="ce2"/>
          <table:table-cell table:number-columns-repeated="16382"/>
        </table:table-row>
        <table:table-row table:number-rows-repeated="1048366" table:style-name="ro19">
          <table:table-cell table:number-columns-repeated="16384"/>
        </table:table-row>
      </table:table>
      <table:table table:name="Docker" table:style-name="ta2">
        <table:table-column table:style-name="co8" table:default-cell-style-name="ce3"/>
        <table:table-column table:style-name="co9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column table:style-name="co5" table:number-columns-repeated="15360" table:default-cell-style-name="ce1"/>
        <table:table-row table:style-name="ro9">
          <table:table-cell office:value-type="string" table:style-name="ce35">
            <text:p>https://habr.com/ru/post/310460</text:p>
            <text:p/>
          </table:table-cell>
          <table:table-cell office:value-type="string" table:style-name="ce35">
            <text:p><text:span text:style-name="T50">отличное пособие</text:span></text:p>
          </table:table-cell>
          <table:table-cell table:number-columns-repeated="16382"/>
        </table:table-row>
        <table:table-row table:style-name="ro9">
          <table:table-cell office:value-type="string" table:style-name="ce36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37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9">
          <table:table-cell office:value-type="string" table:style-name="ce36">
            <text:p><text:a xlink:href="https://www.docker.com/101-tutorial%22%20%5Ct%20%22_blank">https://www.docker.com/101-tutorial</text:a></text:p>
          </table:table-cell>
          <table:table-cell office:value-type="string" table:style-name="ce37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33">
          <table:table-cell table:style-name="ce38"/>
          <table:table-cell office:value-type="string" table:style-name="ce37">
            <text:p><text:span text:style-name="T53">Docker Desktop</text:span><text:s/>разворачивает приложения по умолчанию на адресе localhost</text:p>
            <text:p><text:span text:style-name="T53">Docker Toolbox</text:span><text:s/>— на 192.168.99.100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/>
            <text:p>winpty docker exec -it //bin//sh</text:p>
          </table:table-cell>
          <table:table-cell office:value-type="string" table:style-name="ce38">
            <text:p>Для запуска на windows в git bash используй пред-комманду winpty и двойные слеши!</text:p>
          </table:table-cell>
          <table:table-cell table:number-columns-repeated="16382"/>
        </table:table-row>
        <table:table-row table:style-name="ro34">
          <table:table-cell office:value-type="string" table:style-name="ce39">
            <text:p>sudo groupadd docker</text:p>
            <text:p/>
            <text:p><text:span text:style-name="T54">sudo gpasswd -a $USER docker</text:span></text:p>
          </table:table-cell>
          <table:table-cell office:value-type="string" table:style-name="ce37">
            <text:p><text:span text:style-name="T55">To run docker without sudo:</text:span><text:span text:style-name="T55"/></text:p>
            <text:p><text:span text:style-name="T55">Add the docker group if it doesn't already exist.</text:span><text:span text:style-name="T55"/></text:p>
            <text:p><text:span text:style-name="T55">Add the connected user "$USER" to the docker group.</text:span><text:span text:style-name="T55"/></text:p>
            <text:p/>
            <text:p><text:span text:style-name="T55">Change the user name to match your preferred user if you do not want to use your current user:</text:span><text:span text:style-name="T55"/></text:p>
            <text:p/>
            <text:p><text:span text:style-name="T55">Either do a </text:span><text:span text:style-name="T54">newgrp docker</text:span><text:span text:style-name="T55"> or log out/in to activate the changes to groups.</text:span><text:span text:style-name="T55"/></text:p>
            <text:p><text:span text:style-name="T55">You can use</text:span><text:span text:style-name="T55"/></text:p>
            <text:p><text:span text:style-name="T54">docker run hello-world</text:span><text:span text:style-name="T54"/></text:p>
            <text:p><text:span text:style-name="T55">to check if you can run docker without sudo.</text:span><text:span text:style-name="T55"/></text:p>
            <text:p><text:span text:style-name="T54">sudo setfacl -m user:$USER:rw /var/run/docker.sock</text:span></text:p>
          </table:table-cell>
          <table:table-cell table:number-columns-repeated="16382"/>
        </table:table-row>
        <table:table-row table:number-rows-repeated="3" table:style-name="ro5">
          <table:table-cell table:style-name="ce39"/>
          <table:table-cell table:style-name="ce37"/>
          <table:table-cell table:number-columns-repeated="16382"/>
        </table:table-row>
        <table:table-row table:style-name="ro5">
          <table:table-cell office:value-type="string" table:style-name="ce40">
            <text:p>Анализ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1">
            <text:p>docker<text:s/><text:span text:style-name="T6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7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8">docker ps</text:span><text:span text:style-name="T51"><text:s/></text:span><text:span text:style-name="T59">-a -q</text:span></text:p>
          </table:table-cell>
          <table:table-cell office:value-type="string" table:style-name="ce2">
            <text:p><text:span text:style-name="T51">увидеть<text:s/></text:span><text:span text:style-name="T59">только ID всех</text:span><text:span text:style-name="T51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58">docker</text:span><text:span text:style-name="T51"><text:s/></text:span><text:span text:style-name="T59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60">docker logs</text:span><text:span text:style-name="T51"><text:s/></text:span><text:span text:style-name="T61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7">
            <text:p><text:span text:style-name="T62">docker<text:s/></text:span><text:span text:style-name="T8">run</text:span><text:span text:style-name="T62"><text:s/>-it<text:s/></text:span><text:span text:style-name="T63">&lt;image name or ID&gt;<text:s/></text:span><text:span text:style-name="T8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37">
            <text:p><text:span text:style-name="T64">docker<text:s/></text:span><text:span text:style-name="T8">volume ls</text:span></text:p>
          </table:table-cell>
          <table:table-cell office:value-type="string" table:style-name="ce3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style-name="ro1">
          <table:table-cell office:value-type="string" table:style-name="ce42">
            <text:p>docker<text:s/><text:span text:style-name="T8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5">
          <table:table-cell table:style-name="ce37"/>
          <table:table-cell table:style-name="ce2"/>
          <table:table-cell table:number-columns-repeated="16382"/>
        </table:table-row>
        <table:table-row table:style-name="ro5">
          <table:table-cell office:value-type="string" table:style-name="ce40">
            <text:p>ТЭГИ</text:p>
          </table:table-cell>
          <table:table-cell table:style-name="ce40"/>
          <table:table-cell table:number-columns-repeated="16382"/>
        </table:table-row>
        <table:table-row table:style-name="ro35">
          <table:table-cell table:style-name="ce2"/>
          <table:table-cell office:value-type="string" table:style-name="ce2">
            <text:p><text:span text:style-name="T6">Создают доп. ссылку на имадж.</text:span><text:span text:style-name="T6"/></text:p>
            <text:p><text:span text:style-name="T6">Старая ссылка, если была, то остается, и получается 2 ссылки на 1 имадж.</text:span><text:span text:style-name="T6"/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docker<text:s/><text:span text:style-name="T8">tag</text:span><text:s/><text:span text:style-name="T66">0e5574283393</text:span><text:s/><text:span text:style-name="T67">fedora</text:span>/<text:span text:style-name="T67">httpd</text:span>:<text:span text:style-name="T68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Построение образа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3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57">docker build</text:span><text:s/><text:span text:style-name="T69">-t<text:s/></text:span><text:span text:style-name="T63">&lt;имя имаджа&gt;</text:span>:<text:span text:style-name="T67">&lt;тэг&gt;</text:span><text:s/>.<text:s/><text:span text:style-name="T8">--no-cache</text:span></text:p>
          </table:table-cell>
          <table:table-cell office:value-type="string" table:style-name="ce5">
            <text:p>остроить имадж<text:s/><text:span text:style-name="T69">с указанием имени и тэга</text:span>,<text:s/><text:span text:style-name="T8">не используя кэш</text:span>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58">docker build<text:s/></text:span><text:span text:style-name="T70">-f Dockerfile</text:span><text:span text:style-name="T58"><text:s/>-t<text:s/></text:span><text:span text:style-name="T71">&lt;имя имаджа&gt;</text:span><text:span text:style-name="T51">:&lt;тэг&gt;<text:s/></text:span><text:span text:style-name="T58">.</text:span></text:p>
          </table:table-cell>
          <table:table-cell office:value-type="string" table:style-name="ce2">
            <text:p><text:span text:style-name="T51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<text:span text:style-name="T64">docker build -t<text:s/></text:span><text:span text:style-name="T72">&lt;DockerHub account name&gt;</text:span><text:span text:style-name="T64">/</text:span><text:span text:style-name="T73">&lt;New Image name&gt;</text:span><text:span text:style-name="T2">:</text:span><text:span text:style-name="T74">&lt;Tag of version&gt;</text:span><text:span text:style-name="T64"><text:s/>.</text:span></text:p>
          </table:table-cell>
          <table:table-cell office:value-type="string" table:style-name="ce2">
            <text:p><text:span text:style-name="T51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-d</text:p>
          </table:table-cell>
          <table:table-cell office:value-type="string" table:style-name="ce2">
            <text:p><text:span text:style-name="T51">запускает образ в<text:s/></text:span><text:span text:style-name="T75">detached режиме (</text:span><text:span text:style-name="T51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7">
            <text:p><text:span text:style-name="T62">docker run -it<text:s/></text:span><text:span text:style-name="T63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Запуск</text:p>
          </table:table-cell>
          <table:table-cell table:style-name="ce40"/>
          <table:table-cell table:number-columns-repeated="16382"/>
        </table:table-row>
        <table:table-row table:style-name="ro5">
          <table:table-cell office:value-type="string" table:style-name="ce44">
            <text:p>run<text:s/><text:span text:style-name="T58">= docker create + docker start</text:span></text:p>
          </table:table-cell>
          <table:table-cell table:style-name="ce2"/>
          <table:table-cell table:number-columns-repeated="16382"/>
        </table:table-row>
        <table:table-row table:style-name="ro33">
          <table:table-cell office:value-type="string" table:style-name="ce37">
            <text:p><text:span text:style-name="T57">docker run<text:s/></text:span><text:span text:style-name="T63">&lt;имя имаджа&gt;</text:span></text:p>
          </table:table-cell>
          <table:table-cell office:value-type="string" table:style-name="ce2">
            <text:p><text:span text:style-name="T51">запустить контейнер,</text:span><text:span text:style-name="T51"/></text:p>
            <text:p><text:span text:style-name="T51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37">
            <text:p><text:span text:style-name="T57">docker run</text:span><text:span text:style-name="T64"><text:s/></text:span><text:span text:style-name="T63">&lt;имя имаджа&gt;<text:s/></text:span><text:span text:style-name="T64">command</text:span></text:p>
          </table:table-cell>
          <table:table-cell office:value-type="string" table:style-name="ce38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<text:span text:style-name="T57">docker run</text:span><text:span text:style-name="T2"><text:s/></text:span><text:span text:style-name="T76">--name</text:span><text:span text:style-name="T2"><text:s/></text:span><text:span text:style-name="T77">&lt;имя контейнера&gt;</text:span><text:span text:style-name="T2"><text:s/></text:span><text:span text:style-name="T63">&lt;имя имаджа&gt;</text:span></text:p>
          </table:table-cell>
          <table:table-cell office:value-type="string" table:style-name="ce2">
            <text:p><text:span text:style-name="T51">создать и запустить контейнер, указав ему<text:s/></text:span><text:span text:style-name="T61">ИМЯ</text:span>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<text:span text:style-name="T56">docker<text:s/></text:span><text:span text:style-name="T78">run --name<text:s/></text:span><text:span text:style-name="T79">&lt;имя контейнера&gt;</text:span><text:span text:style-name="T80"><text:s/></text:span><text:span text:style-name="T11">-d</text:span><text:span text:style-name="T78"><text:s/></text:span><text:span text:style-name="T81">&lt;имя имаджа&gt;</text:span></text:p>
          </table:table-cell>
          <table:table-cell office:value-type="string" table:style-name="ce45">
            <text:p>создать и запустить контейнер<text:s/><text:span text:style-name="T59">фоном, ДЕМОНОМ</text:span><text:span text:style-name="T51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45"/>
          <table:table-cell table:number-columns-repeated="16382"/>
        </table:table-row>
        <table:table-row table:style-name="ro2">
          <table:table-cell office:value-type="string" table:style-name="ce46">
            <text:p><text:span text:style-name="T82">start<text:s/></text:span><text:span text:style-name="T83">&lt;container ID&gt;</text:span></text:p>
          </table:table-cell>
          <table:table-cell office:value-type="string" table:style-name="ce38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2">docker start</text:span><text:span text:style-name="T2"><text:s/></text:span><text:span text:style-name="T84">225824d4f37c</text:span></text:p>
          </table:table-cell>
          <table:table-cell office:value-type="string" table:style-name="ce38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37">
            <text:p><text:span text:style-name="T62">docker start</text:span><text:span text:style-name="T2"><text:s/></text:span><text:span text:style-name="T85">-a</text:span><text:span text:style-name="T2"><text:s/></text:span><text:span text:style-name="T84">225824d4f37c</text:span></text:p>
          </table:table-cell>
          <table:table-cell office:value-type="string" table:style-name="ce37">
            <text:p><text:span text:style-name="T2">start a container with ID 225824d4f37c<text:s/></text:span><text:span text:style-name="T86">showing</text:span><text:span text:style-name="T2"><text:s/>its output in terminal</text:span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<text:span text:style-name="T2">docker<text:s/></text:span><text:span text:style-name="T8">run</text:span><text:span text:style-name="T2"><text:s/></text:span><text:span text:style-name="T69">-it</text:span><text:span text:style-name="T2"><text:s/></text:span><text:span text:style-name="T87">-p</text:span><text:span text:style-name="T2"><text:s/>1234:8080<text:s/></text:span><text:span text:style-name="T71">&lt;имя имаджа&gt;</text:span></text:p>
          </table:table-cell>
          <table:table-cell office:value-type="string" table:style-name="ce38">
            <text:p>Запустить контейнер из имаджа с выводом его stdOut и проставлением портов</text:p>
          </table:table-cell>
          <table:table-cell table:number-columns-repeated="16382"/>
        </table:table-row>
        <table:table-row table:style-name="ro33">
          <table:table-cell office:value-type="string" table:style-name="ce47">
            <text:p><text:span text:style-name="T88">sudo docker</text:span><text:s/><text:span text:style-name="T88">run</text:span><text:s/><text:span text:style-name="T89">-it -p</text:span><text:s/>8080:8080 --network=<text:span text:style-name="T90">"host"</text:span><text:s/><text:span text:style-name="T88">--name</text:span><text:s/><text:span text:style-name="T91">&lt;имя контейнера&gt;</text:span><text:s/><text:span text:style-name="T92">&lt;имя имаджа&gt;</text:span></text:p>
          </table:table-cell>
          <table:table-cell office:value-type="string" table:style-name="ce48">
            <text:p>Запустить контейнер на указанных портах,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6382"/>
        </table:table-row>
        <table:table-row table:style-name="ro4">
          <table:table-cell office:value-type="string" table:style-name="ce49">
            <text:p><text:span text:style-name="T1">docker<text:s/></text:span><text:span text:style-name="T93">run</text:span><text:span text:style-name="T1"><text:s/></text:span><text:span text:style-name="T94">-it</text:span><text:span text:style-name="T1"><text:s/></text:span><text:span text:style-name="T95">-p</text:span><text:span text:style-name="T1"><text:s/>1234:8080 tomcat</text:span></text:p>
          </table:table-cell>
          <table:table-cell office:value-type="string" table:style-name="ce42">
            <text:p><text:span text:style-name="T2">запустить Томкат</text:span><text:span text:style-name="T2"/></text:p>
            <text:p><text:span text:style-name="T87">-it</text:span><text:span text:style-name="T2"><text:s/>- интерактивно, будем видеть, как он бежит в терминале,</text:span><text:span text:style-name="T2"/></text:p>
            <text:p><text:span text:style-name="T87">-p</text:span><text:span text:style-name="T2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docker run -it -p 8888:80 nginx</text:p>
          </table:table-cell>
          <table:table-cell office:value-type="string" table:style-name="ce42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2"/>
          <table:table-cell table:number-columns-repeated="16382"/>
        </table:table-row>
        <table:table-row table:style-name="ro1">
          <table:table-cell office:value-type="string" table:style-name="ce50">
            <text:p>С открытым терминалом внутри контейнера</text:p>
          </table:table-cell>
          <table:table-cell table:style-name="ce50"/>
          <table:table-cell table:number-columns-repeated="16382"/>
        </table:table-row>
        <table:table-row table:style-name="ro1">
          <table:table-cell office:value-type="string" table:style-name="ce37">
            <text:p><text:span text:style-name="T64">docker run<text:s/></text:span><text:span text:style-name="T73">busybox</text:span><text:span text:style-name="T64"><text:s/></text:span><text:span text:style-name="T96">&lt;LINUX COMMAND&gt;</text:span></text:p>
          </table:table-cell>
          <table:table-cell office:value-type="string" table:style-name="ce37">
            <text:p><text:span text:style-name="T2">контейнер</text:span><text:span text:style-name="T64">,<text:s/></text:span><text:span text:style-name="T97">позволяющий выполнять комманды Linux</text:span></text:p>
          </table:table-cell>
          <table:table-cell table:number-columns-repeated="16382"/>
        </table:table-row>
        <table:table-row table:style-name="ro7">
          <table:table-cell office:value-type="string" table:style-name="ce37">
            <text:p><text:span text:style-name="T64">docker run<text:s/></text:span><text:span text:style-name="T98">-it</text:span><text:span text:style-name="T64"><text:s/></text:span><text:span text:style-name="T73">busybox</text:span><text:span text:style-name="T64"><text:s/></text:span><text:span text:style-name="T96">sh</text:span></text:p>
          </table:table-cell>
          <table:table-cell office:value-type="string" table:style-name="ce37">
            <text:p><text:span text:style-name="T2">run a container with this window<text:s/></text:span><text:span text:style-name="T98">connected to STDIN</text:span><text:span text:style-name="T2"><text:s/>of a container and<text:s/></text:span><text:span text:style-name="T96">linux terminal opened</text:span><text:span text:style-name="T2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С ПОРТАМИ</text:p>
          </table:table-cell>
          <table:table-cell table:style-name="ce50"/>
          <table:table-cell table:number-columns-repeated="16382"/>
        </table:table-row>
        <table:table-row table:style-name="ro3">
          <table:table-cell office:value-type="string" table:style-name="ce37">
            <text:p><text:span text:style-name="T62">docker run</text:span><text:span text:style-name="T2"><text:s/></text:span><text:span text:style-name="T99">-p</text:span><text:span text:style-name="T2"><text:s/></text:span><text:span text:style-name="T99">8080</text:span><text:span text:style-name="T2">:8080<text:s/></text:span><text:span text:style-name="T63">&lt;image name or ID&gt;</text:span></text:p>
          </table:table-cell>
          <table:table-cell office:value-type="string" table:style-name="ce37">
            <text:p><text:span text:style-name="T2">Порты:<text:s/></text:span><text:span text:style-name="T100">СНАРУЖИ</text:span><text:span text:style-name="T2">:ВНУТРИ.</text:span><text:span text:style-name="T2"/></text:p>
            <text:p><text:span text:style-name="T2">run a container with<text:s/></text:span><text:span text:style-name="T99">redirecting incoming fetches</text:span><text:span text:style-name="T2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самоликвидация контейнера</text:p>
          </table:table-cell>
          <table:table-cell table:style-name="ce50"/>
          <table:table-cell table:number-columns-repeated="16382"/>
        </table:table-row>
        <table:table-row table:style-name="ro2">
          <table:table-cell office:value-type="string" table:style-name="ce37">
            <text:p><text:span text:style-name="T64">docker run --name</text:span><text:span text:style-name="T2"><text:s/></text:span><text:span text:style-name="T84">&lt;имя контейнера&gt;</text:span><text:span text:style-name="T2"><text:s/></text:span><text:span text:style-name="T101">-d</text:span><text:span text:style-name="T76"><text:s/>--rm<text:s/></text:span><text:span text:style-name="T74">&lt;имя имаджа&gt;</text:span></text:p>
          </table:table-cell>
          <table:table-cell office:value-type="string" table:style-name="ce37">
            <text:p><text:span text:style-name="T2">- создать и запустить контейнер<text:s/></text:span><text:span text:style-name="T101">фоном</text:span><text:span text:style-name="T2">,<text:s/></text:span><text:span text:style-name="T76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37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50">
            <text:p>ВРЕМЕННЫЕ ЗОНЫ</text:p>
          </table:table-cell>
          <table:table-cell table:style-name="ce50"/>
          <table:table-cell table:number-columns-repeated="16382"/>
        </table:table-row>
        <table:table-row table:style-name="ro9">
          <table:table-cell office:value-type="string" table:style-name="ce2">
            <text:p><text:span text:style-name="T58">docker run --rm --name</text:span><text:span text:style-name="T51"><text:s/></text:span><text:span text:style-name="T61">&lt;имя контейнера&gt;</text:span><text:span text:style-name="T51"><text:s/>-d -p 8080:8080<text:s/></text:span><text:span text:style-name="T59">-e TZ=Europe/Moscow</text:span><text:span text:style-name="T51"><text:s/>&lt;имя имаджа&gt;</text:span></text:p>
          </table:table-cell>
          <table:table-cell office:value-type="string" table:style-name="ce2">
            <text:p><text:span text:style-name="T51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ХРАНЕНИЕ ДАННЫХ</text:p>
          </table:table-cell>
          <table:table-cell table:style-name="ce40"/>
          <table:table-cell table:number-columns-repeated="16382"/>
        </table:table-row>
        <table:table-row table:style-name="ro33">
          <table:table-cell office:value-type="string" table:style-name="ce51">
            <text:p><text:span text:style-name="T58">docker run --name</text:span><text:s/><text:span text:style-name="T61">&lt;имя контейнера&gt;<text:s/></text:span>-<text:span text:style-name="T51">d</text:span><text:s/>-<text:span text:style-name="T51">p</text:span><text:s/>8080:8080 -<text:span text:style-name="T51">e</text:span><text:s/><text:span text:style-name="T51">TZ</text:span>=<text:span text:style-name="T51">Europe</text:span>/<text:span text:style-name="T51">Moscow</text:span><text:s/><text:span text:style-name="T59">-v &lt;абсолютный путь на хостовой машине&gt;: &lt;абсолютный путь внутри контейнера</text:span><text:span text:style-name="T51">&gt; &lt;имя имаджа&gt;</text:span></text:p>
          </table:table-cell>
          <table:table-cell office:value-type="string" table:style-name="ce2">
            <text:p><text:span text:style-name="T51">монтирование папки для сохранения данных<text:s/></text:span><text:span text:style-name="T59">внутри контейнера</text:span><text:span text:style-name="T51"><text:s/>между запусками</text:span></text:p>
          </table:table-cell>
          <table:table-cell table:number-columns-repeated="16382"/>
        </table:table-row>
        <table:table-row table:style-name="ro4">
          <table:table-cell office:value-type="string" table:style-name="ce37">
            <text:p><text:span text:style-name="T62">docker run -p 3000:3000<text:s/></text:span><text:span text:style-name="T98">-v app/node_modules</text:span><text:span text:style-name="T2"><text:s/></text:span><text:span text:style-name="T102">-v $(pwd):/app</text:span><text:span text:style-name="T2"><text:s/></text:span><text:span text:style-name="T73">&lt;image ID&gt;</text:span></text:p>
          </table:table-cell>
          <table:table-cell office:value-type="string" table:style-name="ce37">
            <text:p><text:span text:style-name="T98">put a bookmark on a nod modules folder of a container (bookmark means «Don“t touch it, don“t reference, this folder works fine»)</text:span><text:span text:style-name="T2"><text:s/>and<text:s/></text:span><text:span text:style-name="T102">make reference of our (PWD — print working directory) workdir folder to a folder inside a container</text:span><text:span text:style-name="T102"/></text:p>
            <text:p><text:span text:style-name="T2">(we make a volume = refernce)</text:span></text:p>
          </table:table-cell>
          <table:table-cell table:number-columns-repeated="16382"/>
        </table:table-row>
        <table:table-row table:style-name="ro33">
          <table:table-cell office:value-type="string" table:style-name="ce37">
            <text:p><text:span text:style-name="T58">docker</text:span><text:span text:style-name="T64"><text:s/></text:span><text:span text:style-name="T58">run</text:span><text:span text:style-name="T64"><text:s/>--</text:span><text:span text:style-name="T58">rm</text:span><text:span text:style-name="T64"><text:s/>-</text:span><text:span text:style-name="T58">d</text:span><text:span text:style-name="T64"><text:s/>-</text:span><text:span text:style-name="T58">p</text:span><text:span text:style-name="T64"><text:s/>27017: 27017<text:s/></text:span><text:span text:style-name="T58">mongo</text:span></text:p>
          </table:table-cell>
          <table:table-cell office:value-type="string" table:style-name="ce37">
            <text:p><text:span text:style-name="T2">запуск контейнера<text:s/></text:span>Mongo из имаджа с Докер-библиотеки.<text:s/><text:span text:style-name="T53">Временная</text:span><text:s/>ДБ, которая<text:s/><text:span text:style-name="T53">затрётся при выключении контейнера.</text:span>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style-name="ro5">
          <table:table-cell table:style-name="ce37"/>
          <table:table-cell table:style-name="ce2"/>
          <table:table-cell table:number-columns-repeated="16382"/>
        </table:table-row>
        <table:table-row table:style-name="ro1">
          <table:table-cell office:value-type="string" table:style-name="ce50">
            <text:p>VOLUMES</text:p>
          </table:table-cell>
          <table:table-cell table:style-name="ce50"/>
          <table:table-cell table:number-columns-repeated="16382"/>
        </table:table-row>
        <table:table-row table:style-name="ro5">
          <table:table-cell office:value-type="string" table:style-name="ce37">
            <text:p><text:span text:style-name="T64">docker volume create</text:span><text:span text:style-name="T2"><text:s/></text:span><text:span text:style-name="T103">&lt;имя волюма&gt;</text:span></text:p>
          </table:table-cell>
          <table:table-cell office:value-type="string" table:style-name="ce37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9">
          <table:table-cell office:value-type="string" table:style-name="ce37">
            <text:p><text:span text:style-name="T64">docker volume ls</text:span></text:p>
          </table:table-cell>
          <table:table-cell office:value-type="string" table:style-name="ce3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33">
          <table:table-cell office:value-type="string" table:style-name="ce37">
            <text:p><text:span text:style-name="T58">docker run --rm --name</text:span><text:s/>&lt; имя контейнера &gt;<text:s/><text:span text:style-name="T58">-d -p 8080:8080 -e TZ=Europe/Moscow -</text:span><text:span text:style-name="T59">v &lt;ИМЯ ВОЛЮМА&gt;: &lt;абсолютный путь внутри контейнера</text:span>&gt; &lt; имя имаджа &gt;</text:p>
          </table:table-cell>
          <table:table-cell office:value-type="string" table:style-name="ce37">
            <text:p>монтирование папки для сохранения данных<text:s/><text:span text:style-name="T59">вне контейнера, в независимом Вольюме (папке).</text:span></text:p>
          </table:table-cell>
          <table:table-cell table:number-columns-repeated="16382"/>
        </table:table-row>
        <table:table-row table:style-name="ro5">
          <table:table-cell table:number-columns-repeated="2" table:style-name="ce37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Работа с функционирующим контейнером</text:p>
          </table:table-cell>
          <table:table-cell table:style-name="ce40"/>
          <table:table-cell table:number-columns-repeated="16382"/>
        </table:table-row>
        <table:table-row table:style-name="ro5">
          <table:table-cell office:value-type="string" table:style-name="ce52">
            <text:p>exec</text:p>
          </table:table-cell>
          <table:table-cell office:value-type="string" table:style-name="ce38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<text:span text:style-name="T57">docker</text:span><text:s/>exec -it &lt;container ID&gt; &lt;command&gt;</text:p>
          </table:table-cell>
          <table:table-cell office:value-type="string" table:style-name="ce2">
            <text:p><text:span text:style-name="T104">allows to provide input</text:span><text:span text:style-name="T51"><text:s/></text:span><text:span text:style-name="T70">with tips and help</text:span><text:span text:style-name="T51"><text:s/>to STDIN and<text:s/></text:span><text:span text:style-name="T105">send another command</text:span><text:span text:style-name="T51"><text:s/>to a container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7">docker</text:span><text:s/>exec -u 0 -it &lt;container ID&gt; /bin/bash</text:p>
          </table:table-cell>
          <table:table-cell office:value-type="string" table:style-name="ce2">
            <text:p>Подключиться к контейнеру от имени рута</text:p>
          </table:table-cell>
          <table:table-cell table:number-columns-repeated="16382"/>
        </table:table-row>
        <table:table-row table:style-name="ro9">
          <table:table-cell office:value-type="string" table:style-name="ce37">
            <text:p><text:span text:style-name="T62">docker exec -it<text:s/></text:span><text:span text:style-name="T84">&lt;container ID&gt;</text:span><text:span text:style-name="T2"><text:s/></text:span><text:span text:style-name="T85">sh</text:span></text:p>
          </table:table-cell>
          <table:table-cell office:value-type="string" table:style-name="ce37">
            <text:p>opens a terminal INSIDE of a container for program to see your commands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docker exec -it<text:s/><text:span text:style-name="T61">&lt;container ID&gt;</text:span><text:s/>/bin/bash</text:p>
          </table:table-cell>
          <table:table-cell office:value-type="string" table:style-name="ce37">
            <text:p>то же самое: вызов баша внутри контейнера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1">Ctrl+D or ‘exit’</text:span></text:p>
          </table:table-cell>
          <table:table-cell office:value-type="string" table:style-name="ce38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6">
          <table:table-cell office:value-type="string" table:style-name="ce37">
            <text:p><text:span text:style-name="T106">docker<text:s/></text:span><text:span text:style-name="T8">commit</text:span><text:span text:style-name="T2"><text:s/></text:span><text:span text:style-name="T107">-c</text:span><text:span text:style-name="T2"><text:s/></text:span><text:span text:style-name="T73">„CMD [«redis-server»]“</text:span><text:span text:style-name="T2"><text:s/></text:span><text:span text:style-name="T84">&lt;ID of a container&gt;</text:span></text:p>
          </table:table-cell>
          <table:table-cell office:value-type="string" table:style-name="ce37">
            <text:p><text:span text:style-name="T2">Создаёт имадж из выбранного контейнера.</text:span><text:span text:style-name="T2"/></text:p>
            <text:p><text:span text:style-name="T2">То есть можно запустить контейнер, с ним поработать, внутри что-то настроить, переписать Main-омманды… и из этого сделать имадж.</text:span><text:span text:style-name="T2"/></text:p>
            <text:p/>
            <text:p><text:span text:style-name="T2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4">docker<text:s/></text:span><text:span text:style-name="T8">commit</text:span><text:span text:style-name="T64"><text:s/></text:span><text:span text:style-name="T66">5267e21d140</text:span><text:span text:style-name="T64"><text:s/></text:span><text:span text:style-name="T67">denis_v2</text:span><text:span text:style-name="T64">:</text:span><text:span text:style-name="T68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57">docker</text:span><text:s/><text:span text:style-name="T108">cp</text:span><text:s/>foo.txt<text:s/><text:span text:style-name="T68">mycontainer</text:span>:/foo.txt</text:p>
          </table:table-cell>
          <table:table-cell office:value-type="string" table:style-name="ce2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57">docker</text:span><text:s/><text:span text:style-name="T108">cp</text:span><text:s/>mycontainer:/foo.txt foo.txt</text:p>
          </table:table-cell>
          <table:table-cell office:value-type="string" table:style-name="ce2">
            <text:p>Копировать файл ИЗ контейнера на хост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57">docker</text:span><text:s/><text:span text:style-name="T108">cp</text:span><text:s/>src/. mycontainer:/target</text:p>
            <text:p><text:span text:style-name="T57">docker</text:span><text:s/><text:span text:style-name="T108">cp</text:span><text:s/>mycontainer:/src/. target</text:p>
          </table:table-cell>
          <table:table-cell office:value-type="string" table:style-name="ce2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Остановка</text:p>
          </table:table-cell>
          <table:table-cell table:style-name="ce4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37">
            <text:p><text:span text:style-name="T64">docker<text:s/></text:span><text:span text:style-name="T101">stop</text:span><text:span text:style-name="T64"><text:s/></text:span><text:span text:style-name="T84">&lt;name or ID of a container&gt;</text:span></text:p>
          </table:table-cell>
          <table:table-cell office:value-type="string" table:style-name="ce37">
            <text:p><text:span text:style-name="T101">stop<text:s/></text:span><text:span text:style-name="T2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<text:span text:style-name="T62">docker<text:s/></text:span><text:span text:style-name="T85">kill</text:span><text:span text:style-name="T2"><text:s/></text:span><text:span text:style-name="T84">&lt;name or ID of a container&gt;</text:span></text:p>
          </table:table-cell>
          <table:table-cell office:value-type="string" table:style-name="ce37">
            <text:p><text:span text:style-name="T85">kill</text:span><text:span text:style-name="T84"><text:s/>container<text:s/></text:span><text:span text:style-name="T2">immediately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57">docker</text:span><text:s/><text:span text:style-name="T87">stop</text:span><text:s/>$(<text:span text:style-name="T57">docker</text:span><text:s/><text:span text:style-name="T108">ps</text:span><text:s/>-a -q)</text:p>
          </table:table-cell>
          <table:table-cell office:value-type="string" table:style-name="ce2">
            <text:p>Остановить все контейнеры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Удаление</text:p>
          </table:table-cell>
          <table:table-cell table:style-name="ce40"/>
          <table:table-cell table:number-columns-repeated="16382"/>
        </table:table-row>
        <table:table-row table:style-name="ro9">
          <table:table-cell office:value-type="string" table:style-name="ce52">
            <text:p>system prune</text:p>
          </table:table-cell>
          <table:table-cell office:value-type="string" table:style-name="ce37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5">
          <table:table-cell table:style-name="ce52"/>
          <table:table-cell table:style-name="ce37"/>
          <table:table-cell table:number-columns-repeated="16382"/>
        </table:table-row>
        <table:table-row table:style-name="ro5">
          <table:table-cell office:value-type="string" table:style-name="ce42">
            <text:p>docker<text:span text:style-name="T2"><text:s/></text:span><text:span text:style-name="T59">rm</text:span><text:span text:style-name="T2"><text:s/></text:span><text:span text:style-name="T61">&lt;ID контейнера или имя&gt;</text:span></text:p>
          </table:table-cell>
          <table:table-cell office:value-type="string" table:style-name="ce2">
            <text:p><text:span text:style-name="T51">остановить выполнение контейнера и<text:s/></text:span><text:span text:style-name="T59">удалить</text:span><text:span text:style-name="T51"><text:s/>его</text:span>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<text:span text:style-name="T60">docker rm</text:span><text:span text:style-name="T2"><text:s/>$(</text:span><text:span text:style-name="T60">docker ps</text:span><text:span text:style-name="T2"><text:s/>-</text:span><text:span text:style-name="T51">qa)</text:span></text:p>
          </table:table-cell>
          <table:table-cell office:value-type="string" table:style-name="ce37">
            <text:p>удалим все контейнеры.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8">docker</text:span><text:span text:style-name="T51"><text:s/></text:span><text:span text:style-name="T58">rmi</text:span><text:span text:style-name="T51"><text:s/></text:span><text:span text:style-name="T71">&lt;имя имаджа&gt;</text:span></text:p>
          </table:table-cell>
          <table:table-cell office:value-type="string" table:style-name="ce37">
            <text:p>удалить имадж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<text:span text:style-name="T58">docker</text:span><text:span text:style-name="T51"><text:s/></text:span><text:span text:style-name="T58">rmi</text:span><text:span text:style-name="T51"><text:s/>$(</text:span><text:span text:style-name="T60">docker images -q</text:span><text:span text:style-name="T51">)</text:span></text:p>
          </table:table-cell>
          <table:table-cell office:value-type="string" table:style-name="ce2">
            <text:p><text:span text:style-name="T51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2">
            <text:p><text:span text:style-name="T60">sudo docker rmi<text:s/></text:span><text:span text:style-name="T51">$(</text:span><text:span text:style-name="T60">sudo docker images -f</text:span><text:span text:style-name="T51"><text:s/>"dangling=true" -q)</text:span></text:p>
          </table:table-cell>
          <table:table-cell office:value-type="string" table:style-name="ce36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0">
            <text:p>Dockerfile</text:p>
          </table:table-cell>
          <table:table-cell office:value-type="string" table:style-name="ce40">
            <text:p>Файл, по которому собирается имадж</text:p>
          </table:table-cell>
          <table:table-cell table:number-columns-repeated="16382"/>
        </table:table-row>
        <table:table-row table:style-name="ro33">
          <table:table-cell office:value-type="string" table:style-name="ce2">
            <text:p><text:span text:style-name="T58">FROM python:3.6</text:span><text:span text:style-name="T58"/></text:p>
            <text:p><text:span text:style-name="T58">RUN mkdir -p<text:s/></text:span><text:span text:style-name="T109">/usr/src/app/</text:span><text:span text:style-name="T109"/></text:p>
            <text:p><text:span text:style-name="T58">WORKDIR<text:s/></text:span><text:span text:style-name="T109">/usr/src/app/</text:span></text:p>
          </table:table-cell>
          <table:table-cell table:style-name="ce38"/>
          <table:table-cell table:number-columns-repeated="16382"/>
        </table:table-row>
        <table:table-row table:style-name="ro9">
          <table:table-cell office:value-type="string" table:style-name="ce37">
            <text:p><text:span text:style-name="T64">COPY<text:s/></text:span><text:span text:style-name="T76">.</text:span><text:span text:style-name="T64"><text:s/></text:span><text:span text:style-name="T110">/usr/src/app/</text:span></text:p>
          </table:table-cell>
          <table:table-cell office:value-type="string" table:style-name="ce38">
            <text:p>-<text:s/><text:span text:style-name="T111">a path on our computer relatively to a build context</text:span><text:s/>and<text:s/><text:span text:style-name="T112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38"/>
          <table:table-cell table:number-columns-repeated="16382"/>
        </table:table-row>
        <table:table-row table:style-name="ro5">
          <table:table-cell office:value-type="string" table:style-name="ce42">
            <text:p><text:span text:style-name="T2">CMD [“python”, “app.py”]</text:span></text:p>
          </table:table-cell>
          <table:table-cell office:value-type="string" table:style-name="ce2">
            <text:p><text:span text:style-name="T51">вместо CMD может быть<text:s/></text:span><text:span text:style-name="T58">ENTRYPOINT [“python”, “app.py”]</text:span></text:p>
          </table:table-cell>
          <table:table-cell table:number-columns-repeated="16382"/>
        </table:table-row>
        <table:table-row table:style-name="ro9">
          <table:table-cell office:value-type="string" table:style-name="ce42">
            <text:p>ENV TZ Europe/Moscow</text:p>
          </table:table-cell>
          <table:table-cell office:value-type="string" table:style-name="ce53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7">
          <table:table-cell office:value-type="string" table:style-name="ce2">
            <text:p><text:span text:style-name="T58">FROM python:3.8</text:span><text:span text:style-name="T58"/></text:p>
            <text:p><text:span text:style-name="T58">RUN mkdir -p /usr/src/app1/</text:span><text:span text:style-name="T58"/></text:p>
            <text:p><text:span text:style-name="T58">WORKDIR /usr/src/app1/</text:span><text:span text:style-name="T58"/></text:p>
            <text:p><text:span text:style-name="T58">COPY . /usr/src/app1/</text:span><text:span text:style-name="T58"/></text:p>
            <text:p><text:span text:style-name="T58">RUN pip install --no-cache-dir -r requirements.txt</text:span><text:span text:style-name="T58"/></text:p>
            <text:p><text:span text:style-name="T58">EXPOSE 8080</text:span><text:span text:style-name="T58"/></text:p>
            <text:p/>
            <text:p><text:span text:style-name="T58">ENTRYPOINT ["python"]</text:span><text:span text:style-name="T58"/></text:p>
            <text:p><text:span text:style-name="T58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9">
          <table:table-cell office:value-type="string" table:style-name="ce40">
            <text:p>docker-compose</text:p>
          </table:table-cell>
          <table:table-cell office:value-type="string" table:style-name="ce40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9">
          <table:table-cell office:value-type="string" table:style-name="ce54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4">docker-compose</text:span><text:s/><text:span text:style-name="T108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14" table:style-name="ro19">
          <table:table-cell table:number-columns-repeated="16384"/>
        </table:table-row>
      </table:table>
      <table:table table:name="Windows_Server" table:style-name="ta3">
        <table:table-column table:style-name="co10" table:default-cell-style-name="ce3"/>
        <table:table-column table:style-name="co11" table:default-cell-style-name="ce3"/>
        <table:table-column table:style-name="co4" table:number-columns-repeated="1022" table:default-cell-style-name="ce3"/>
        <table:table-column table:style-name="co5" table:number-columns-repeated="15360" table:default-cell-style-name="ce1"/>
        <table:table-row table:style-name="ro2">
          <table:table-cell office:value-type="string" table:style-name="ce4">
            <text:p>Подключение по rdp</text:p>
          </table:table-cell>
          <table:table-cell office:value-type="string" table:style-name="ce4">
            <text:p>протокол удаленного рабочего стола</text:p>
            <text:p>(Remote Desktop Protocol или RDP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habr.com/ru/company/ruvds/blog/358630/?ysclid=l7zxl03b3y197783116">https://habr.com/ru/company/ruvds/blog/358630/?ysclid=l7zxl03b3y197783116</text:a></text:p>
          </table:table-cell>
          <table:table-cell table:style-name="ce2"/>
          <table:table-cell table:number-columns-repeated="16382"/>
        </table:table-row>
        <table:table-row table:style-name="ro17">
          <table:table-cell office:value-type="string" table:style-name="ce2">
            <text:p>Выполнить - команда "mstsc" - расширенные параметры -</text:p>
            <text:p/>
            <text:p>вводим host (имя хоста VTT-05-PIROB или адрес, например, )</text:p>
            <text:p/>
            <text:p>и "Пользователь" с доменом (TNT/ROBIN_TNT)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55">
            <text:p><text:a xlink:href="http://192.168.1.1/">http://192.168.0.1/<text:line-break/>http://192.168.1.1/</text:a></text:p>
          </table:table-cell>
          <table:table-cell office:value-type="string" table:style-name="ce2">
            <text:p>Вход на стандартный роутер<text:s/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Windows Ser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2">
            <text:p>Docker</text:p>
          </table:table-cell>
          <table:table-cell office:value-type="string" table:style-name="ce2">
            <text:p>Docker на ГПН в IBS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2">
            <text:p>shutdown -r</text:p>
          </table:table-cell>
          <table:table-cell office:value-type="string" table:style-name="ce2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utdown -r -t 60</text:p>
          </table:table-cell>
          <table:table-cell office:value-type="string" table:style-name="ce2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Windows 10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powercfg.exe /hibernate off</text:p>
          </table:table-cell>
          <table:table-cell office:value-type="string" table:style-name="ce2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Планировщик задач</text:p>
          </table:table-cell>
          <table:table-cell office:value-type="string" table:style-name="ce56">
            <text:p><text:a xlink:href="https://youtu.be/DVUlkU2AxgQ">https://youtu.be/DVUlkU2AxgQ</text:a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cls</text:p>
          </table:table-cell>
          <table:table-cell office:value-type="string" table:style-name="ce2">
            <text:p>Очистить экран консоли.</text:p>
            <text:p>Аналог clear в Linux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Добавляем пути в PATH</text:p>
          </table:table-cell>
          <table:table-cell office:value-type="string" table:style-name="ce4">
            <text:p>https://docs.microsoft.com/ru-ru/previous-versions/office/developer/sharepoint-2010/ee537574(v=office.14)</text:p>
          </table:table-cell>
          <table:table-cell table:number-columns-repeated="16382"/>
        </table:table-row>
        <table:table-row table:style-name="ro38">
          <table:table-cell office:value-type="string" table:style-name="ce2">
            <text:p>В меню "Пуск" щелкните правой кнопкой мыши пункт "Компьютер".</text:p>
            <text:p/>
            <text:p>-&gt; "Свойства" -&gt;</text:p>
            <text:p><text:span text:style-name="T2">В диалоговом окне "</text:span><text:span text:style-name="T6">Система</text:span><text:span text:style-name="T2">" → "Дополнительные параметры системы".</text:span><text:span text:style-name="T2"/></text:p>
            <text:p/>
          </table:table-cell>
          <table:table-cell office:value-type="string" table:style-name="ce2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6382"/>
        </table:table-row>
        <table:table-row table:style-name="ro13">
          <table:table-cell office:value-type="string" table:style-name="ce57">
            <text:p>-&gt; В диалоговом окне "Свойства системы" ( Возможно, На вкладке "О программе") <text:s/>-&gt; "Переменные среды".</text:p>
            <text:p>-&gt; "Системные переменные"</text:p>
            <text:p>-&gt; прокрутите список до переменной Path, а затем выберите ее.</text:p>
            <text:p/>
            <text:p>"Изменить" в этом диалоговом окне.</text:p>
            <text:p/>
          </table:table-cell>
          <table:table-cell table:style-name="ce2"/>
          <table:table-cell table:number-columns-repeated="16382"/>
        </table:table-row>
        <table:table-row table:style-name="ro7">
          <table:table-cell office:value-type="string" table:style-name="ce2">
            <text:p><text:span text:style-name="T2">Добавляем папку, в которой лежат exe-шники,</text:span><text:span text:style-name="T2"/></text:p>
            <text:p/>
            <text:p><text:span text:style-name="T2">жмём "ОК"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58">
            <text:p>Команды в командной строке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table:style-name="ce2">
            <text:p>cd..</text:p>
          </table:table-cell>
          <table:table-cell office:value-type="string" table:style-name="ce2">
            <text:p>Уйти папкой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R</text:p>
          </table:table-cell>
          <table:table-cell office:value-type="string" table:style-name="ce2">
            <text:p>Аналог ls в Линуксе - посмотреть содержание 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KDIR Folder_name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:</text:p>
            <text:p>cd temp</text:p>
          </table:table-cell>
          <table:table-cell office:value-type="string" table:style-name="ce2">
            <text:p>Переход между дисками в Windows.<text:s/></text:p>
            <text:p>Сначала указываем диск. И только потом команду cd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60">
            <text:p>Реестр</text:p>
          </table:table-cell>
          <table:table-cell table:style-name="ce60"/>
          <table:table-cell table:number-columns-repeated="16382"/>
        </table:table-row>
        <table:table-row table:style-name="ro2">
          <table:table-cell office:value-type="string" table:style-name="ce2">
            <text:p><text:span text:style-name="T114">WIN + R</text:span><text:s text:c="4"/>открывает окно ввода команд "Выполнить"</text:p>
            <text:p>Вбиваем<text:s/><text:span text:style-name="T114">regedit</text:span></text:p>
          </table:table-cell>
          <table:table-cell office:value-type="string" table:style-name="ce2">
            <text:p>Открыть редактор реестра Window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7">
          <table:table-cell office:value-type="string" table:style-name="ce2">
            <text:p>Computer\HKEY_LOCAL_MACHINE\SOFTWARE\Policies\Google\Chrome</text:p>
          </table:table-cell>
          <table:table-cell office:value-type="string" table:style-name="ce2">
            <text:p>Настройки администратора для Google Chrome.</text:p>
            <text:p>Например, Policies будут выполняться Хромом.</text:p>
            <text:p>Увидеть их в нём можно вбив в поисковой строке<text:s/><text:span text:style-name="T114">chrome:policy</text:span></text:p>
          </table:table-cell>
          <table:table-cell table:number-columns-repeated="16382"/>
        </table:table-row>
        <table:table-row table:number-rows-repeated="1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2">
            <text:p>BAT - файлы</text:p>
          </table:table-cell>
          <table:table-cell office:value-type="string" table:style-name="ce12">
            <text:p>Позволяют запускать роботов на Python в Windows</text:p>
          </table:table-cell>
          <table:table-cell table:number-columns-repeated="16382"/>
        </table:table-row>
        <table:table-row table:style-name="ro39">
          <table:table-cell office:value-type="string" table:style-name="ce2">
            <text:p>chcp 65001</text:p>
            <text:p>rem chcp 65001 - включает русские буквы</text:p>
            <text:p>rem https://habr.com/ru/sandbox/168937/ - ссылка с инструкцией по bat-файлам</text:p>
            <text:p>rem - это обозначение комментария.</text:p>
            <text:p>rem start /d "path" file.exe - запустит file.exe и закроет коммандную строку, не ожидая окончания программы</text:p>
            <text:p>rem @ значит, что команда не будет выведена на экран. Но будет выполнена.</text:p>
            <text:p/>
          </table:table-cell>
          <table:table-cell table:style-name="ce2"/>
          <table:table-cell table:number-columns-repeated="16382"/>
        </table:table-row>
        <table:table-row table:style-name="ro4">
          <table:table-cell office:value-type="string" table:style-name="ce59">
            <text:p><text:span text:style-name="T113">echo</text:span><text:s/>Starting robot with Python Interpretator</text:p>
            <text:p>rem Стартовать Питоновский скрипт с выводом его stdout в этом же окне.</text:p>
            <text:p><text:span text:style-name="T113">@start</text:span><text:s/>/b ./GAvenv/Script/python.exe main.py</text:p>
            <text:p>pause</text:p>
          </table:table-cell>
          <table:table-cell table:style-name="ce2"/>
          <table:table-cell table:number-columns-repeated="16382"/>
        </table:table-row>
        <table:table-row table:style-name="ro17">
          <table:table-cell office:value-type="string" table:style-name="ce2">
            <text:p>rem Стартовать два батника в разных окнах:</text:p>
            <text:p>@chcp 65001</text:p>
            <text:p><text:span text:style-name="T113">@echo</text:span><text:s/>Стартуем "Обработчика" и "Менеджера задач" робота.</text:p>
            <text:p><text:span text:style-name="T113">@start</text:span><text:s/><text:span text:style-name="T113">cmd</text:span><text:s/>/k<text:s/><text:span text:style-name="T113">Call</text:span><text:s/>./START_handler.bat</text:p>
            <text:p><text:span text:style-name="T113">@start</text:span><text:s/><text:span text:style-name="T113">cmd</text:span><text:s/>/k<text:s/><text:span text:style-name="T113">Call</text:span><text:s/>./START_getter.bat</text:p>
          </table:table-cell>
          <table:table-cell table:style-name="ce2"/>
          <table:table-cell table:number-columns-repeated="16382"/>
        </table:table-row>
        <table:table-row table:number-rows-repeated="48" table:style-name="ro1">
          <table:table-cell table:number-columns-repeated="2" table:style-name="ce2"/>
          <table:table-cell table:number-columns-repeated="16382"/>
        </table:table-row>
        <table:table-row table:number-rows-repeated="1048472" table:style-name="ro19">
          <table:table-cell table:number-columns-repeated="16384"/>
        </table:table-row>
      </table:table>
      <table:table table:name="virtualBox" table:style-name="ta1">
        <table:table-column table:style-name="co12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">
            <text:p>Важные удобные штук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8">
            <text:p>Устройства — Общий буфер обмена — Двунаправленный</text:p>
          </table:table-cell>
          <table:table-cell office:value-type="string" table:style-name="ce28">
            <text:p>Включить общий буфер обмена со внешней машиной!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Устройства — Функция Drag&amp;Drop — Двунаправленный</text:p>
          </table:table-cell>
          <table:table-cell table:style-name="ce28"/>
          <table:table-cell table:number-columns-repeated="16382"/>
        </table:table-row>
        <table:table-row table:number-rows-repeated="2"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office:value-type="string" table:style-name="ce2">
            <text:p>если папки не устанавливаются с ошибкой "Kernel Headers Not Found For Target Kernel Error Steps"</text:p>
            <text:p>https://www.dev2qa.com/how-to-resolve-virtualbox-guest-additions-kernel-headers-not-found-for-target-kernel-error/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22">
          <table:table-cell office:value-type="string" table:style-name="ce2">
            <text:p><text:span text:style-name="T19">sudo sh ./VBoxLinuxAdditions.run</text:span><text:span text:style-name="T19"/></text:p>
            <text:p><text:span text:style-name="T19">sudo adduser username vboxsf</text:span><text:span text:style-name="T19"/></text:p>
            <text:p><text:span text:style-name="T19">sudo reboo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9">
          <table:table-cell office:value-type="string" table:style-name="ce5">
            <text:p>genisoimage -o output_image.iso directory_name</text:p>
          </table:table-cell>
          <table:table-cell office:value-type="string" table:style-name="ce5">
            <text:p>Создание iso-образа из папки.</text:p>
            <text:p>Его можно смонтировать в VirtualBox и так передать файл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number-rows-repeated="1048563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Liberation Sans21" svg:font-family="&quot;Liberation Sans21&quot;"/>
    <style:font-face style:name="Verdana1" svg:font-family="Verdana1"/>
    <style:font-face style:name="Liberation Sans2" svg:font-family="&quot;Liberation Sans2&quot;"/>
    <style:font-face style:name="SFMono-Regular" svg:font-family="SFMono-Regular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F" svg:font-family="F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1043__1080__1087__1077__1088__1089__1089__1099__1083__1082__1072_" style:display-name="Гиперссылка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ePack by Diakov</dc:creator>
    <meta:creation-date>2021-05-13T07:37:26Z</meta:creation-date>
    <dc:date>2023-01-26T17:47:29Z</dc:date>
    <meta:editing-cycles>733</meta:editing-cycles>
    <meta:editing-duration>PT339907S</meta:editing-duration>
  </office:meta>
</office:document-meta>
</file>